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Tabla1.14" style:family="table-row">
      <style:table-row-properties style:min-row-height="0.635cm"/>
    </style:style>
    <style:style style:name="P1" style:family="paragraph" style:parent-style-name="Heading_20_2">
      <style:paragraph-properties fo:text-align="center" style:justify-single-word="false"/>
      <style:text-properties style:font-name="Droid Sans" fo:font-size="26pt" officeooo:rsid="00392689" officeooo:paragraph-rsid="00392689" style:font-size-asian="22.75pt" style:font-size-complex="26pt"/>
    </style:style>
    <style:style style:name="P2" style:family="paragraph" style:parent-style-name="Text_20_body">
      <style:paragraph-properties fo:text-align="center" style:justify-single-word="false"/>
      <style:text-properties style:font-name="Droid Sans" fo:font-size="26pt" officeooo:rsid="00392689" officeooo:paragraph-rsid="00392689" style:font-size-asian="22.75pt" style:font-size-complex="26pt"/>
    </style:style>
    <style:style style:name="P3" style:family="paragraph" style:parent-style-name="Text_20_body">
      <style:paragraph-properties fo:text-align="start" style:justify-single-word="false"/>
      <style:text-properties style:font-name="Droid Sans" fo:font-size="21pt" fo:font-weight="normal" officeooo:rsid="00392689" officeooo:paragraph-rsid="00392689" style:font-size-asian="21pt" style:font-weight-asian="normal" style:font-size-complex="21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Droid Sans" fo:font-size="21pt" fo:font-weight="normal" officeooo:rsid="00393550" officeooo:paragraph-rsid="00392689" style:font-size-asian="21pt" style:font-weight-asian="normal" style:font-size-complex="21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Droid Sans" fo:font-size="21pt" fo:font-weight="normal" officeooo:rsid="00393550" officeooo:paragraph-rsid="00393550" style:font-size-asian="21pt" style:font-weight-asian="normal" style:font-size-complex="21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Droid Sans" fo:font-size="21pt" style:text-underline-style="solid" style:text-underline-width="auto" style:text-underline-color="font-color" fo:font-weight="bold" officeooo:rsid="00392689" officeooo:paragraph-rsid="00392689" style:font-size-asian="21pt" style:font-weight-asian="bold" style:font-size-complex="21pt" style:font-weight-complex="bold"/>
    </style:style>
    <style:style style:name="P7" style:family="paragraph" style:parent-style-name="Heading_20_2">
      <style:paragraph-properties fo:break-before="page"/>
      <style:text-properties style:font-name="Droid Sans" officeooo:rsid="001c795a" officeooo:paragraph-rsid="001c795a"/>
    </style:style>
    <style:style style:name="P8" style:family="paragraph" style:parent-style-name="Text_20_body">
      <style:text-properties officeooo:paragraph-rsid="001c795a"/>
    </style:style>
    <style:style style:name="P9" style:family="paragraph" style:parent-style-name="Text_20_body">
      <style:text-properties style:font-name="Droid Sans" officeooo:rsid="001c795a"/>
    </style:style>
    <style:style style:name="P10" style:family="paragraph" style:parent-style-name="Text_20_body">
      <style:text-properties style:font-name="Droid Sans" fo:font-size="14pt" fo:font-weight="bold" officeooo:rsid="001c795a" officeooo:paragraph-rsid="001c795a" style:font-weight-asian="bold" style:font-weight-complex="bold"/>
    </style:style>
    <style:style style:name="P11" style:family="paragraph" style:parent-style-name="Text_20_body">
      <style:text-properties officeooo:rsid="001c795a" officeooo:paragraph-rsid="001ca472"/>
    </style:style>
    <style:style style:name="P12" style:family="paragraph" style:parent-style-name="Heading_20_2">
      <style:paragraph-properties fo:break-before="page"/>
      <style:text-properties style:font-name="Droid Sans" fo:font-size="18pt" officeooo:rsid="001ca472" officeooo:paragraph-rsid="001ca472" style:font-size-asian="18pt" style:font-size-complex="18pt"/>
    </style:style>
    <style:style style:name="P13" style:family="paragraph" style:parent-style-name="Heading_20_3">
      <style:text-properties officeooo:paragraph-rsid="001ca472"/>
    </style:style>
    <style:style style:name="P14" style:family="paragraph" style:parent-style-name="Text_20_body" style:list-style-name="L1">
      <style:text-properties officeooo:rsid="001c795a"/>
    </style:style>
    <style:style style:name="P15" style:family="paragraph" style:parent-style-name="Text_20_body" style:list-style-name="L1">
      <style:text-properties officeooo:rsid="001c795a" officeooo:paragraph-rsid="001ca472"/>
    </style:style>
    <style:style style:name="P16" style:family="paragraph" style:parent-style-name="Heading_20_3">
      <style:text-properties style:font-name="Droid Sans" officeooo:rsid="001c795a"/>
    </style:style>
    <style:style style:name="P17" style:family="paragraph" style:parent-style-name="Heading_20_3">
      <style:text-properties officeooo:rsid="001c795a"/>
    </style:style>
    <style:style style:name="P18" style:family="paragraph" style:parent-style-name="Text_20_body" style:list-style-name="L2">
      <style:text-properties officeooo:rsid="001c795a"/>
    </style:style>
    <style:style style:name="P19" style:family="paragraph" style:parent-style-name="Heading_20_3">
      <style:text-properties officeooo:rsid="001c795a" officeooo:paragraph-rsid="001d18dd"/>
    </style:style>
    <style:style style:name="P20" style:family="paragraph" style:parent-style-name="Text_20_body" style:list-style-name="L3">
      <style:text-properties style:font-name="Droid Sans" fo:font-weight="bold" officeooo:rsid="001c795a"/>
    </style:style>
    <style:style style:name="P21" style:family="paragraph" style:parent-style-name="Text_20_body" style:list-style-name="L3">
      <style:text-properties officeooo:rsid="001c795a"/>
    </style:style>
    <style:style style:name="P22" style:family="paragraph" style:parent-style-name="Text_20_body" style:list-style-name="L3">
      <style:text-properties officeooo:rsid="001c795a" officeooo:paragraph-rsid="001ec99d"/>
    </style:style>
    <style:style style:name="P23" style:family="paragraph" style:parent-style-name="Text_20_body" style:list-style-name="L3">
      <style:paragraph-properties fo:break-before="page"/>
      <style:text-properties officeooo:rsid="001c795a" officeooo:paragraph-rsid="001ec99d"/>
    </style:style>
    <style:style style:name="P24" style:family="paragraph" style:parent-style-name="Text_20_body" style:list-style-name="L4">
      <style:text-properties officeooo:rsid="001c795a"/>
    </style:style>
    <style:style style:name="P25" style:family="paragraph" style:parent-style-name="Text_20_body" style:list-style-name="L5">
      <style:text-properties style:font-name="Droid Sans" fo:font-weight="bold" officeooo:rsid="001c795a"/>
    </style:style>
    <style:style style:name="P26" style:family="paragraph" style:parent-style-name="Text_20_body" style:list-style-name="L5">
      <style:text-properties officeooo:rsid="001c795a"/>
    </style:style>
    <style:style style:name="P27" style:family="paragraph" style:parent-style-name="Standard">
      <style:text-properties style:font-name="Droid Sans" officeooo:rsid="001c795a" officeooo:paragraph-rsid="001c795a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Droid Sans" fo:font-size="16pt" fo:font-weight="bold" officeooo:rsid="002042e6" officeooo:paragraph-rsid="00216af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12pt" fo:font-weight="bold" officeooo:rsid="00216af8" officeooo:paragraph-rsid="00216a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roid Sans" fo:font-size="12pt" officeooo:rsid="00216af8" officeooo:paragraph-rsid="00216af8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roid Sans" fo:font-size="12pt" officeooo:rsid="00234ac0" officeooo:paragraph-rsid="00234ac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roid Sans" fo:font-size="12pt" officeooo:rsid="00250e78" officeooo:paragraph-rsid="00250e78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roid Sans" fo:font-size="12p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Droid Sans" fo:font-size="12pt" fo:font-weight="bold" officeooo:rsid="002042e6" officeooo:paragraph-rsid="00216af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Droid Sans" fo:font-size="16pt" fo:font-weight="bold" officeooo:rsid="00250e78" officeooo:paragraph-rsid="00250e7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roid Sans" fo:font-size="12pt" fo:font-weight="bold" officeooo:rsid="002042e6" officeooo:paragraph-rsid="00250e78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color="#000000" loext:opacity="100%"/>
    </style:style>
    <style:style style:name="P38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/>
    </style:style>
    <style:style style:name="P39" style:family="paragraph" style:parent-style-name="Standard">
      <style:paragraph-properties fo:text-align="start" style:justify-single-word="false"/>
      <style:text-properties style:font-name="Droid Sans" fo:font-size="12pt" fo:font-weight="bold" officeooo:rsid="0028b3b2" officeooo:paragraph-rsid="0028b3b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Droid Sans" fo:font-size="12pt" fo:font-weight="bold" officeooo:rsid="002042e6" officeooo:paragraph-rsid="0028b3b2" style:font-size-asian="12pt" style:font-weight-asian="bold" style:font-size-complex="12pt" style:font-weight-complex="bold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fo:color="#000000" loext:opacity="100%" style:font-name="Droid Sans" fo:font-size="12pt" fo:font-weight="normal" style:font-weight-asian="normal" style:font-name-complex="Droid Sans" style:font-weight-complex="normal"/>
    </style:style>
    <style:style style:name="P43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 style:font-name="Droid Sans" fo:font-size="12pt" fo:font-weight="normal" style:font-weight-asian="normal" style:font-name-complex="Droid Sans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style:font-name="Droid Sans" fo:font-size="12pt" fo:font-weight="bold" officeooo:rsid="002042e6" officeooo:paragraph-rsid="0028b3b2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Droid Sans" fo:font-size="16pt" fo:font-weight="bold" officeooo:rsid="0028b3b2" officeooo:paragraph-rsid="0028b3b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Droid Sans" fo:font-size="12pt" fo:font-weight="normal" officeooo:rsid="002b29e0" officeooo:paragraph-rsid="0028b3b2" style:font-size-asian="10.5pt" style:font-weight-asian="normal" style:font-size-complex="12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-0.4cm" fo:margin-right="0cm" fo:text-align="start" style:justify-single-word="false" fo:text-indent="0cm" style:auto-text-indent="false" style:page-number="auto" fo:background-color="transparent"/>
      <style:text-properties style:font-name="Droid Sans" fo:font-size="14pt" fo:font-weight="bold" officeooo:rsid="002ef8e9" officeooo:paragraph-rsid="002ef8e9" style:font-size-asian="12.25pt" style:font-weight-asian="bold" style:font-size-complex="14pt" style:font-weight-complex="bold"/>
    </style:style>
    <style:style style:name="P48" style:family="paragraph" style:parent-style-name="Standard">
      <loext:graphic-properties draw:fill="none"/>
      <style:paragraph-properties fo:margin-left="-0.4cm" fo:margin-right="0cm" fo:text-align="center" style:justify-single-word="false" fo:text-indent="0cm" style:auto-text-indent="false" fo:background-color="transparent"/>
      <style:text-properties style:font-name="Droid Sans" fo:font-size="12pt" fo:font-weight="normal" officeooo:rsid="002b29e0" officeooo:paragraph-rsid="0028b3b2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0.4cm" fo:margin-right="0cm" fo:text-align="center" style:justify-single-word="false" fo:text-indent="0cm" style:auto-text-indent="false" fo:background-color="transparent">
        <style:tab-stops/>
      </style:paragraph-properties>
      <style:text-properties style:font-name="Droid Sans" fo:font-size="12pt" fo:font-weight="normal" officeooo:rsid="002b29e0" officeooo:paragraph-rsid="0028b3b2" style:font-size-asian="10.5pt" style:font-weight-asian="normal" style:font-size-complex="12pt" style:font-weight-complex="normal"/>
    </style:style>
    <style:style style:name="P50" style:family="paragraph">
      <loext:graphic-properties draw:fill-color="#ffffff"/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 style:parent-style-name="Standard">
      <loext:graphic-properties draw:fill="none"/>
      <style:paragraph-properties fo:margin-left="-0.4cm" fo:margin-right="0cm" fo:text-align="center" style:justify-single-word="false" fo:text-indent="0cm" style:auto-text-indent="false" fo:break-before="page" fo:background-color="transparent"/>
      <style:text-properties style:font-name="Droid Sans" fo:font-size="12pt" fo:font-weight="normal" officeooo:rsid="002b29e0" officeooo:paragraph-rsid="0028b3b2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-0.4cm" fo:margin-right="0cm" fo:text-align="start" style:justify-single-word="false" fo:text-indent="0cm" style:auto-text-indent="false" fo:background-color="transparent">
        <style:tab-stops>
          <style:tab-stop style:position="7.401cm"/>
        </style:tab-stops>
      </style:paragraph-properties>
      <style:text-properties style:font-name="Droid Sans" fo:font-size="12pt" fo:font-weight="bold" officeooo:rsid="002ef8e9" officeooo:paragraph-rsid="002ef8e9" style:font-size-asian="10.5pt" style:font-weight-asian="bold" style:font-size-complex="12pt" style:font-weight-complex="bold"/>
    </style:style>
    <style:style style:name="P54" style:family="paragraph">
      <style:paragraph-properties fo:text-align="start"/>
      <style:text-properties fo:color="#000000" loext:opacity="100%"/>
    </style:style>
    <style:style style:name="P55" style:family="paragraph" style:parent-style-name="Standard">
      <loext:graphic-properties draw:fill="none"/>
      <style:paragraph-properties fo:margin-left="-0.4cm" fo:margin-right="0cm" fo:text-align="start" style:justify-single-word="false" fo:text-indent="0cm" style:auto-text-indent="false" fo:break-before="page" fo:background-color="transparent"/>
      <style:text-properties style:font-name="Droid Sans" fo:font-size="14pt" fo:font-weight="bold" officeooo:rsid="002b29e0" officeooo:paragraph-rsid="0028b3b2" style:font-size-asian="12.25pt" style:font-weight-asian="bold" style:font-size-complex="14pt" style:font-weight-complex="bold"/>
    </style:style>
    <style:style style:name="P56" style:family="paragraph" style:parent-style-name="Standard">
      <loext:graphic-properties draw:fill="none"/>
      <style:paragraph-properties fo:margin-left="-0.4cm" fo:margin-right="0cm" fo:text-align="start" style:justify-single-word="false" fo:text-indent="0cm" style:auto-text-indent="false" fo:background-color="transparent"/>
      <style:text-properties style:font-name="Droid Sans" fo:font-size="14pt" fo:font-weight="bold" officeooo:rsid="002b29e0" officeooo:paragraph-rsid="0028b3b2" style:font-size-asian="12.25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left="-0.4cm" fo:margin-right="0cm" fo:text-align="start" style:justify-single-word="false" fo:text-indent="0cm" style:auto-text-indent="false" fo:break-before="page" fo:background-color="transparent"/>
      <style:text-properties style:font-name="Droid Sans" fo:font-size="14pt" fo:font-weight="bold" officeooo:rsid="0035a57a" officeooo:paragraph-rsid="0035a57a" style:font-size-asian="12.25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-0.4cm" fo:margin-right="0cm" fo:text-align="start" style:justify-single-word="false" fo:text-indent="0cm" style:auto-text-indent="false" fo:background-color="transparent"/>
      <style:text-properties style:font-name="Droid Sans" fo:font-size="14pt" fo:font-weight="bold" officeooo:rsid="0035a57a" officeooo:paragraph-rsid="0035a57a" style:font-size-asian="12.25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roid Sans" fo:font-size="14pt" fo:font-weight="bold" officeooo:rsid="002b29e0" officeooo:paragraph-rsid="0028b3b2" style:font-size-asian="12.25pt" style:font-weight-asian="bold" style:font-size-complex="14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Droid Sans" fo:font-size="15pt" fo:font-weight="normal" officeooo:rsid="00372f49" officeooo:paragraph-rsid="00372f49" style:font-size-asian="13.1000003814697pt" style:font-weight-asian="normal" style:font-size-complex="15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Droid Sans" officeooo:rsid="001c795a"/>
    </style:style>
    <style:style style:name="T3" style:family="text">
      <style:text-properties style:font-name="Droid Sans" fo:font-weight="bold" officeooo:rsid="001c795a" style:font-weight-asian="bold" style:font-weight-complex="bold"/>
    </style:style>
    <style:style style:name="T4" style:family="text">
      <style:text-properties style:font-name="Droid Sans" fo:font-weight="normal" officeooo:rsid="001c795a" style:font-weight-asian="normal" style:font-weight-complex="normal"/>
    </style:style>
    <style:style style:name="T5" style:family="text">
      <style:text-properties style:font-name="Droid Sans" fo:font-weight="bold" officeooo:rsid="001c795a"/>
    </style:style>
    <style:style style:name="T6" style:family="text">
      <style:text-properties style:font-name="Droid Sans" fo:font-size="14pt" fo:font-weight="bold" officeooo:rsid="001c795a" style:font-weight-asian="bold" style:font-weight-complex="bold"/>
    </style:style>
    <style:style style:name="T7" style:family="text">
      <style:text-properties style:font-name="Droid Sans"/>
    </style:style>
    <style:style style:name="T8" style:family="text">
      <style:text-properties style:font-name="Droid Sans" officeooo:rsid="001ca472"/>
    </style:style>
    <style:style style:name="T9" style:family="text">
      <style:text-properties style:font-name="Droid Sans" officeooo:rsid="001d18dd"/>
    </style:style>
    <style:style style:name="T10" style:family="text">
      <style:text-properties style:font-name="Droid Sans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style:font-name="Droid Sans" fo:font-weight="bold"/>
    </style:style>
    <style:style style:name="T14" style:family="text">
      <style:text-properties style:font-name="Droid Sans" fo:font-weight="bold" officeooo:rsid="001ca472"/>
    </style:style>
    <style:style style:name="T15" style:family="text">
      <style:text-properties style:font-name="Droid Sans" fo:font-weight="normal" style:font-weight-asian="normal" style:font-weight-complex="normal"/>
    </style:style>
    <style:style style:name="T16" style:family="text">
      <style:text-properties style:font-name="Droid Sans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Droid Sans" fo:font-size="13pt" fo:font-weight="normal" style:font-size-asian="13pt" style:font-weight-asian="normal" style:font-size-complex="13pt" style:font-weight-complex="normal"/>
    </style:style>
    <style:style style:name="T18" style:family="text">
      <style:text-properties style:font-name="Droid Sans" officeooo:rsid="001ec99d"/>
    </style:style>
    <style:style style:name="T19" style:family="text">
      <style:text-properties style:font-name="Droid Sans" fo:font-weight="bold" officeooo:rsid="001ec99d"/>
    </style:style>
    <style:style style:name="T20" style:family="text">
      <style:text-properties style:font-name="Droid Sans" officeooo:rsid="001ecff7"/>
    </style:style>
    <style:style style:name="T21" style:family="text">
      <style:text-properties style:font-name="Droid Sans" fo:font-weight="normal" officeooo:rsid="001ecff7" style:font-weight-asian="normal" style:font-weight-complex="normal"/>
    </style:style>
    <style:style style:name="T22" style:family="text">
      <style:text-properties style:font-name="Droid Sans" fo:font-weight="bold" style:font-weight-asian="bold" style:font-weight-complex="bold"/>
    </style:style>
    <style:style style:name="T23" style:family="text">
      <style:text-properties style:font-name="Droid Sans" fo:font-size="13pt" fo:font-weight="bold" officeooo:rsid="001c795a" style:font-size-asian="13pt" style:font-weight-asian="bold" style:font-size-complex="13pt" style:font-weight-complex="bold"/>
    </style:style>
    <style:style style:name="T24" style:family="text">
      <style:text-properties style:font-name="Droid Sans" fo:font-size="13pt" fo:font-weight="normal" officeooo:rsid="001c795a" style:font-size-asian="13pt" style:font-weight-asian="normal" style:font-size-complex="13pt" style:font-weight-complex="normal"/>
    </style:style>
    <style:style style:name="T25" style:family="text">
      <style:text-properties style:font-name="Droid Sans" fo:font-size="13pt" fo:font-weight="normal" officeooo:rsid="002042e6" style:font-size-asian="13pt" style:font-weight-asian="normal" style:font-size-complex="13pt" style:font-weight-complex="normal"/>
    </style:style>
    <style:style style:name="T26" style:family="text">
      <style:text-properties style:font-name="Droid Sans" officeooo:rsid="002042e6"/>
    </style:style>
    <style:style style:name="T27" style:family="text">
      <style:text-properties style:font-name="Droid Sans" fo:font-weight="normal" officeooo:rsid="002042e6" style:font-weight-asian="normal" style:font-weight-complex="normal"/>
    </style:style>
    <style:style style:name="T28" style:family="text">
      <style:text-properties officeooo:rsid="00234ac0"/>
    </style:style>
    <style:style style:name="T29" style:family="text">
      <style:text-properties officeooo:rsid="00250e78"/>
    </style:style>
    <style:style style:name="T30" style:family="text">
      <style:text-properties officeooo:rsid="00216af8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Droid Sans" fo:font-size="12pt" fo:font-weight="normal" style:font-weight-asian="normal" style:font-name-complex="Droid Sans" style:font-weight-complex="normal"/>
    </style:style>
    <style:style style:name="T33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626cm" fo:min-width="3.632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end="Arrow" draw:marker-end-width="0.17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3cm" svg:stroke-color="#000000" draw:marker-start-width="0.399cm" draw:marker-end-width="0.399cm" draw:fill="solid" draw:fill-color="#ffffff" draw:opacity="100%" draw:textarea-horizontal-align="justify" draw:textarea-vertical-align="middle" draw:auto-grow-height="false" fo:min-height="2.626cm" fo:min-width="3.632cm" fo:padding-top="0.016cm" fo:padding-bottom="0.016cm" fo:padding-left="0.016cm" fo:padding-right="0.01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18cm" fo:min-width="7.53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4.473cm" fo:min-width="9.421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626cm" fo:min-width="4.863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605cm" fo:min-width="2.1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131cm" draw:marker-end="Arrow" draw:marker-end-width="0.176cm" draw:textarea-horizontal-align="center" draw:textarea-vertical-align="middle" fo:padding-top="0.065cm" fo:padding-bottom="0.065cm" fo:padding-left="0.065cm" fo:padding-right="0.06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draw:fill="none" draw:fill-color="#ffffff" fo:min-height="0.68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626cm" fo:min-width="6.225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626cm" fo:min-width="6.066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28cm" svg:stroke-color="#000000" draw:marker-start-width="0.395cm" draw:marker-end-width="0.395cm" draw:fill="solid" draw:fill-color="#ffffff" draw:opacity="100%" draw:textarea-horizontal-align="justify" draw:textarea-vertical-align="middle" draw:auto-grow-height="false" fo:min-height="2.626cm" fo:min-width="6.447cm" fo:padding-top="0.014cm" fo:padding-bottom="0.014cm" fo:padding-left="0.014cm" fo:padding-right="0.0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line-break/><text:line-break/><text:span text:style-name="T1">MONITOR WEB DE CONTENIDO</text:span></text:h>
      <text:p text:style-name="P2"/>
      <text:p text:style-name="P3"/>
      <text:p text:style-name="P3"/>
      <text:p text:style-name="P3">2do BT TECNOLOGÍAS DE LA INFORMACIÓN</text:p>
      <text:p text:style-name="P4"/>
      <text:p text:style-name="P5">PROYECTO FI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GUZMAN FERNÁNDEZ</text:p>
      <text:h text:style-name="P7" text:outline-level="2">Introducción del Proyecto</text:h>
      <text:p text:style-name="P8"><text:span text:style-name="T2">El proyecto integra los conocimientos de </text:span><text:span text:style-name="T3">BASH </text:span><text:span text:style-name="T4">que hemos formado con las clases en la materia.<text:line-break/>El proyecto en si se trata de un “</text:span><text:span text:style-name="T3">Buscador </text:span><text:span text:style-name="T5">Web y Monitor de Contenido”<text:line-break/></text:span><text:span text:style-name="T4">esta pensado para ser </text:span><text:span text:style-name="T2">interactivo en un entorno Linux.<text:line-break/><text:line-break/></text:span></text:p>
      <text:p text:style-name="P8"><text:span text:style-name="T6">El objetivo del proyecto consta en</text:span><text:span text:style-name="T2">:<text:line-break/><text:line-break/>Entregar un menu con distintas opciones que entre ellas le permitan al usuario:<text:line-break/>- Gestionar una lista de URLs<text:line-break/>- Buscar una palabra clave dentro del contenido de esas páginas<text:line-break/>- Guardar todo lo encontrado en sus archivos correspondientes donde:<text:line-break/><text:tab/>- Se pueda realizar una limpieza y respaldo de datos.</text:span></text:p>
      <text:p text:style-name="P9"/>
      <text:p text:style-name="P10">El script va a usar:</text:p>
      <text:p text:style-name="P11"><text:span text:style-name="T7">- Archivos de texto (</text:span><text:span text:style-name="Source_20_Text"><text:span text:style-name="T7">paginas.txt</text:span></text:span><text:span text:style-name="T7"> y </text:span><text:span text:style-name="Source_20_Text"><text:span text:style-name="T7">resultados.txt</text:span></text:span><text:span text:style-name="T7">) como base de datos<text:line-break/>- Herramientas de línea de comandos </text:span><text:span text:style-name="T8">(ej: </text:span><text:span text:style-name="Source_20_Text"><text:span text:style-name="T7">curl</text:span></text:span><text:span text:style-name="T7"> para la extracción de contenido web y </text:span><text:span text:style-name="Source_20_Text"><text:span text:style-name="T7">grep</text:span></text:span><text:span text:style-name="T7"> para filtra</text:span><text:span text:style-name="T8">r</text:span><text:span text:style-name="T7"> </text:span><text:span text:style-name="T8">todo y hacer un conteo de la info)</text:span></text:p>
      <text:h text:style-name="P12" text:outline-level="2">Logica y Comandos</text:h>
      <text:h text:style-name="P13" text:outline-level="3"><text:span text:style-name="T2"><text:line-break/>L</text:span><text:span text:style-name="T9">o</text:span><text:span text:style-name="T2">gica de "Agregar Página"<text:line-break/><text:line-break/></text:span><text:span text:style-name="T10">Comandos/Estructuras:</text:span><text:span text:style-name="T11"> </text:span><text:span text:style-name="Source_20_Text"><text:span text:style-name="T12">read</text:span></text:span><text:span text:style-name="T12">, </text:span><text:span text:style-name="Source_20_Text"><text:span text:style-name="T12">echo</text:span></text:span><text:span text:style-name="T12">, </text:span><text:span text:style-name="Source_20_Text"><text:span text:style-name="T12">if</text:span></text:span><text:span text:style-name="T12">, </text:span><text:span text:style-name="Source_20_Text"><text:span text:style-name="T12">grep -q</text:span></text:span><text:span text:style-name="T12">, </text:span><text:span text:style-name="Source_20_Text"><text:span text:style-name="T12">&gt;&gt;</text:span></text:span></text:h>
      <text:list text:style-name="L1">
        <text:list-header>
          <text:p text:style-name="P14"><text:span text:style-name="T13">Proceso:</text:span><text:span text:style-name="T7"> us</text:span><text:span text:style-name="T8">e</text:span><text:span text:style-name="T7"> el comando </text:span><text:span text:style-name="T8">‘</text:span><text:span text:style-name="Source_20_Text"><text:span text:style-name="T7">read -r -p ’ </text:span></text:span><text:span text:style-name="T7">para </text:span><text:span text:style-name="T8">pedir la URL</text:span></text:p>
          <text:p text:style-name="P15"><text:span text:style-name="T13">Validaci</text:span><text:span text:style-name="T14">o</text:span><text:span text:style-name="T13">n:</text:span><text:span text:style-name="T7"> </text:span><text:span text:style-name="T8">Con </text:span><text:span text:style-name="T7">una estructura </text:span><text:span text:style-name="T8">con </text:span><text:span text:style-name="Source_20_Text"><text:span text:style-name="T7">if</text:span></text:span><text:span text:style-name="T7"> y el comando </text:span><text:span text:style-name="Source_20_Text"><text:span text:style-name="T7">grep -q</text:span></text:span><text:span text:style-name="T7"> (que busca un patrón sin imprimir nada), se verifica si la URL comienza con </text:span><text:span text:style-name="Source_20_Text"><text:span text:style-name="T7">http://</text:span></text:span><text:span text:style-name="T7"> o </text:span><text:span text:style-name="Source_20_Text"><text:span text:style-name="T7">https:<text:line-break/></text:span></text:span><text:span text:style-name="T7">Si no es así, el script </text:span><text:span text:style-name="T8">solito </text:span><text:span text:style-name="T7">pone </text:span><text:span text:style-name="Source_20_Text"><text:span text:style-name="T13">https://</text:span></text:span><text:span text:style-name="T7"> </text:span><text:span text:style-name="T8">en la URL</text:span></text:p>
          <text:p text:style-name="P14"><text:span text:style-name="T13">Registro:</text:span><text:span text:style-name="T7"> </text:span><text:span text:style-name="T8">Al final uso “</text:span><text:span text:style-name="Source_20_Text"><text:span text:style-name="T7">&gt;&gt;</text:span></text:span><text:span text:style-name="Source_20_Text"><text:span text:style-name="T8">” </text:span></text:span><text:span text:style-name="T7">para </text:span><text:span text:style-name="T8">agregar </text:span><text:span text:style-name="T7">la URL al archivo </text:span><text:span text:style-name="Source_20_Text"><text:span text:style-name="T13">paginas.txt</text:span></text:span></text:p>
        </text:list-header>
      </text:list>
      <text:h text:style-name="P16" text:outline-level="3"/>
      <text:h text:style-name="P17" text:outline-level="3"><text:span text:style-name="T7">L</text:span><text:span text:style-name="T9">o</text:span><text:span text:style-name="T7">gica de "Mostrar Páginas” <text:line-break/><text:line-break/></text:span><text:span text:style-name="T10">Comandos/Estructuras:</text:span><text:span text:style-name="T15"> </text:span><text:span text:style-name="Source_20_Text"><text:span text:style-name="T16">cat -n</text:span></text:span><text:span text:style-name="T16">, </text:span><text:span text:style-name="Source_20_Text"><text:span text:style-name="T16">if [ -s ... ]</text:span></text:span></text:h>
      <text:list text:style-name="L2">
        <text:list-header>
          <text:p text:style-name="P18"><text:span text:style-name="T13">Proceso:</text:span><text:span text:style-name="T7"> Antes de mostrar el contenido, </text:span><text:span text:style-name="T9">el script tira una estructura de<text:line-break/></text:span><text:span text:style-name="Source_20_Text"><text:span text:style-name="T7">if [ -s "---" </text:span></text:span><text:span text:style-name="Source_20_Text"><text:span text:style-name="T9">] para asegurar que el archivo tenga algo</text:span></text:span><text:span text:style-name="T7">.<text:line-break/>Si contiene datos: el comando “ </text:span><text:span text:style-name="Source_20_Text"><text:span text:style-name="T7">cat -n “</text:span></text:span><text:span text:style-name="T7"> muestra el listado completo de URLs.<text:line-break/></text:span><text:span text:style-name="T9">Para esto basicamente muestra el numero de la linea.</text:span></text:p>
        </text:list-header>
      </text:list>
      <text:h text:style-name="P19" text:outline-level="3"><text:span text:style-name="T7"><text:line-break/>L</text:span><text:span text:style-name="T9">o</text:span><text:span text:style-name="T7">gica de "Buscar Palabra y Analizar Contenido"<text:line-break/><text:line-break/></text:span><text:span text:style-name="T10">Comandos/Estructuras:</text:span><text:span text:style-name="T17"> </text:span><text:span text:style-name="Source_20_Text"><text:span text:style-name="T17">read</text:span></text:span><text:span text:style-name="T17">, </text:span><text:span text:style-name="Source_20_Text"><text:span text:style-name="T17">grep -v</text:span></text:span><text:span text:style-name="T17">, </text:span><text:span text:style-name="Source_20_Text"><text:span text:style-name="T17">mv</text:span></text:span><text:span text:style-name="T17">, </text:span><text:span text:style-name="Source_20_Text"><text:span text:style-name="T17">exec</text:span></text:span><text:span text:style-name="T17">, </text:span><text:span text:style-name="Source_20_Text"><text:span text:style-name="T17">while read</text:span></text:span><text:span text:style-name="T17">, </text:span><text:span text:style-name="Source_20_Text"><text:span text:style-name="T17">curl</text:span></text:span><text:span text:style-name="T17">, tuberías (</text:span><text:span text:style-name="Source_20_Text"><text:span text:style-name="T17">|</text:span></text:span><text:span text:style-name="T17">), </text:span><text:span text:style-name="Source_20_Text"><text:span text:style-name="T17">grep -o -i \b</text:span></text:span><text:span text:style-name="T17">, </text:span><text:span text:style-name="Source_20_Text"><text:span text:style-name="T17">wc -l</text:span></text:span><text:span text:style-name="T17">, </text:span><text:span text:style-name="Source_20_Text"><text:span text:style-name="T17">if [ $? -eq 0 ]</text:span></text:span></text:h>
      <text:list text:style-name="L3">
        <text:list-header>
          <text:p text:style-name="P20">Proceso:</text:p>
          <text:list>
            <text:list-item>
              <text:p text:style-name="P21"><text:span text:style-name="T18">S</text:span><text:span text:style-name="T7">olicita la palabra clave </text:span><text:span text:style-name="T18">(</text:span><text:span text:style-name="Source_20_Text"><text:span text:style-name="T7">read</text:span></text:span><text:span text:style-name="Source_20_Text"><text:span text:style-name="T18">)</text:span></text:span></text:p>
            </text:list-item>
            <text:list-item>
              <text:p text:style-name="P21"><text:span text:style-name="T18">U</text:span><text:span text:style-name="T7">sa “ </text:span><text:span text:style-name="Source_20_Text"><text:span text:style-name="T7">grep -v</text:span></text:span><text:span text:style-name="T7"> “ para eliminar </text:span><text:span text:style-name="T18">los </text:span><text:span text:style-name="T7">registros anteriores de esa misma palabra en </text:span><text:span text:style-name="T18">`</text:span><text:span text:style-name="Source_20_Text"><text:span text:style-name="T7">resultados.txt </text:span></text:span><text:span text:style-name="Source_20_Text"><text:span text:style-name="T18">‘</text:span></text:span><text:span text:style-name="Source_20_Text"><text:span text:style-name="T7"> </text:span></text:span><text:span text:style-name="Source_20_Text"><text:span text:style-name="T18">para que la busqueda nueva este limpia</text:span></text:span></text:p>
            </text:list-item>
            <text:list-item>
              <text:p text:style-name="P22"><text:span text:style-name="T7">Para </text:span><text:span text:style-name="T18">repetir todo</text:span><text:span text:style-name="T7"> sobre las URLs, </text:span><text:span text:style-name="T18">puse e</text:span><text:span text:style-name="T7">l comando<text:line-break/></text:span><text:span text:style-name="T18">` </text:span><text:span text:style-name="Source_20_Text"><text:span text:style-name="T13">exec 3&lt;"$</text:span></text:span><text:span text:style-name="Source_20_Text"><text:span text:style-name="T19">paginas ‘</text:span></text:span><text:span text:style-name="T7"> para abrir el archivo.<text:line-break/></text:span><text:span text:style-name="T18">Ayudando a que el </text:span><text:span text:style-name="T7">bucle </text:span><text:span text:style-name="Source_20_Text"><text:span text:style-name="T7">while read &lt;&amp;3</text:span></text:span><text:span text:style-name="T7"> </text:span><text:span text:style-name="T18">corra </text:span><text:span text:style-name="T7">sin interferir con las entradas </text:span><text:span text:style-name="T18">y las salidas </text:span><text:span text:style-name="T7">de </text:span><text:span text:style-name="T18">los comandos </text:span><text:span text:style-name="Source_20_Text"><text:span text:style-name="T7">read, </text:span></text:span><text:span text:style-name="T7">o la tubería de </text:span><text:span text:style-name="Source_20_Text"><text:span text:style-name="T7">curl</text:span></text:span></text:p>
              <text:p text:style-name="P23"><text:span text:style-name="Source_20_Text"><text:span text:style-name="T19"/></text:span></text:p>
            </text:list-item>
            <text:list-item>
              <text:p text:style-name="P22"><text:span text:style-name="T19"><text:s/></text:span><text:span text:style-name="T7">Dentro del bucle, el comando<text:line-break/></text:span><text:span text:style-name="T18">` </text:span><text:span text:style-name="Source_20_Text"><text:span text:style-name="T7">curl -s -L --fail --max-time 10 "$url" 2&gt;/dev/null</text:span></text:span><text:span text:style-name="T7"> </text:span><text:span text:style-name="T18">‘<text:line-break/></text:span><text:span text:style-name="T7">intenta descargar el contenido web<text:line-break/></text:span><text:span text:style-name="T18">Con los argumentos me asegure de que </text:span><text:span text:style-name="T7">sea silencioso (</text:span><text:span text:style-name="Source_20_Text"><text:span text:style-name="T7">-s</text:span></text:span><text:span text:style-name="T7">), siga redirecciones (</text:span><text:span text:style-name="Source_20_Text"><text:span text:style-name="T7">-L</text:span></text:span><text:span text:style-name="T7">), falle en errores HTTP (</text:span><text:span text:style-name="Source_20_Text"><text:span text:style-name="T7">--fail</text:span></text:span><text:span text:style-name="T7">) <text:line-break/></text:span><text:span text:style-name="T18">tambien le agregue para que </text:span><text:span text:style-name="T7">tenga un tiempo de espera </text:span><text:span text:style-name="T18">(</text:span><text:span text:style-name="T7">10 segundos</text:span><text:span text:style-name="T18">)<text:line-break/></text:span><text:span text:style-name="T7">para </text:span><text:span text:style-name="T18">cuando justo hay una conexion </text:span><text:span text:style-name="T7">lenta o ca</text:span><text:span text:style-name="T18">i</text:span><text:span text:style-name="T7">da</text:span></text:p>
            </text:list-item>
            <text:list-item>
              <text:p text:style-name="P21"><text:span text:style-name="T7">Si </text:span><text:span text:style-name="T18">el `</text:span><text:span text:style-name="Source_20_Text"><text:span text:style-name="T7">curl</text:span></text:span><text:span text:style-name="T7"> ‘ es exitoso (</text:span><text:span text:style-name="Source_20_Text"><text:span text:style-name="T7">if [ $? -eq 0 ]</text:span></text:span><text:span text:style-name="T7">), </text:span><text:span text:style-name="T20">el contenido</text:span><text:span text:style-name="T7"> pasa por una </text:span><text:span text:style-name="T15">tuber</text:span><text:span text:style-name="T21">i</text:span><text:span text:style-name="T15">a </text:span><text:span text:style-name="T7">a </text:span><text:span text:style-name="Source_20_Text"><text:span text:style-name="T7">grep -o -i "\b$p</text:span></text:span><text:span text:style-name="Source_20_Text"><text:span text:style-name="T20">_</text:span></text:span><text:span text:style-name="Source_20_Text"><text:span text:style-name="T7">clave\b"</text:span></text:span><text:span text:style-name="T7">, que filtra y lista solo </text:span><text:span text:style-name="T20">las coincidencias</text:span><text:span text:style-name="T7"> de </text:span><text:span text:style-name="T15">palabra completa</text:span><text:span text:style-name="T22"> </text:span><text:span text:style-name="T7">(</text:span><text:span text:style-name="Source_20_Text"><text:span text:style-name="T7">\b</text:span></text:span><text:span text:style-name="T7">) sin distinguir mayúsculas/minúsculas (</text:span><text:span text:style-name="Source_20_Text"><text:span text:style-name="T7">-i</text:span></text:span><text:span text:style-name="T7">)</text:span></text:p>
            </text:list-item>
            <text:list-item>
              <text:p text:style-name="P21"><text:span text:style-name="T7">El resultado del </text:span><text:span text:style-name="T20">`</text:span><text:span text:style-name="Source_20_Text"><text:span text:style-name="T7">grep ’ </text:span></text:span><text:span text:style-name="T7">se redirige a </text:span><text:span text:style-name="Source_20_Text"><text:span text:style-name="T7">wc -l</text:span></text:span><text:span text:style-name="T7">, que cuenta las líneas </text:span><text:span text:style-name="T20">totales..</text:span><text:span text:style-name="T7"><text:line-break/>Si la </text:span><text:span text:style-name="Source_20_Text"><text:span text:style-name="T7">cantidad</text:span></text:span><text:span text:style-name="T7"> es mayor a 0: guarda el registro en </text:span><text:span text:style-name="Source_20_Text"><text:span text:style-name="T7">resultados.txt</text:span></text:span></text:p>
            </text:list-item>
          </text:list>
        </text:list-header>
      </text:list>
      <text:h text:style-name="Heading_20_3" text:outline-level="3"><text:span text:style-name="T2">L</text:span><text:span text:style-name="T20">o</text:span><text:span text:style-name="T2">gica de "Mostrar Resultados de Búsqueda" </text:span><text:line-break/><text:line-break/><text:span text:style-name="T23">Comandos/Estructuras: </text:span><text:span text:style-name="Source_20_Text"><text:span text:style-name="T24">read</text:span></text:span><text:span text:style-name="T24">, </text:span><text:span text:style-name="Source_20_Text"><text:span text:style-name="T24">if [ ! -s ... ]</text:span></text:span><text:span text:style-name="T24">, </text:span><text:span text:style-name="Source_20_Text"><text:span text:style-name="T24">grep "^…"<text:line-break/></text:span></text:span></text:h>
      <text:list text:style-name="L4">
        <text:list-header>
          <text:p text:style-name="P24"><text:span text:style-name="T13">Proceso: </text:span><text:span text:style-name="T21">S</text:span><text:span text:style-name="T7">olicita la palabra clave </text:span><text:span text:style-name="T20">(p_clave) </text:span><text:span text:style-name="T7">para </text:span><text:span text:style-name="T20">con esta misma </text:span><text:span text:style-name="T7">filtrar </text:span><text:span text:style-name="T20">con el read</text:span><text:span text:style-name="T7"> el comando </text:span><text:span text:style-name="Source_20_Text"><text:span text:style-name="T13">grep "^${palabra_filtro} -"</text:span></text:span><text:span text:style-name="T7"> </text:span><text:span text:style-name="T20">con el </text:span><text:span text:style-name="Source_20_Text"><text:span text:style-name="T7">resultados.txt</text:span></text:span><text:span text:style-name="T7"><text:line-break/><text:line-break/></text:span><text:span text:style-name="T20">El</text:span><text:span text:style-name="T7"> </text:span><text:span text:style-name="T20">` </text:span><text:span text:style-name="Source_20_Text"><text:span text:style-name="T13">^ ‘</text:span></text:span><text:span text:style-name="T7"> </text:span><text:span text:style-name="T20">en la linea ayuda a</text:span><text:span text:style-name="T7"> que solo se muestren las líneas que </text:span><text:span text:style-name="T15">comiencen</text:span><text:span text:style-name="T7"> con la palabra clave, tal como requiere la funcionalidad de filtrado</text:span></text:p>
        </text:list-header>
      </text:list>
      <text:h text:style-name="P17" text:outline-level="3"><text:span text:style-name="T7"><text:line-break/>L</text:span><text:span text:style-name="T20">o</text:span><text:span text:style-name="T7">gica de "Limpieza y Respaldo"<text:line-break/><text:line-break/></text:span><text:span text:style-name="T10">Comandos/Estructuras:</text:span><text:span text:style-name="T17"> </text:span><text:span text:style-name="Source_20_Text"><text:span text:style-name="T17">date</text:span></text:span><text:span text:style-name="T17">, </text:span><text:span text:style-name="Source_20_Text"><text:span text:style-name="T17">cp</text:span></text:span><text:span text:style-name="T17">, </text:span><text:span text:style-name="Source_20_Text"><text:span text:style-name="T17">&gt;</text:span></text:span><text:span text:style-name="T17">, sustituci</text:span><text:span text:style-name="T25">o</text:span><text:span text:style-name="T17">n </text:span><text:span text:style-name="Source_20_Text"><text:span text:style-name="T17">${variable%.txt}</text:span></text:span></text:h>
      <text:list text:style-name="L5">
        <text:list-header>
          <text:p text:style-name="P25">Proceso:</text:p>
          <text:list>
            <text:list-item>
              <text:p text:style-name="P26"><text:span text:style-name="T7">El comando </text:span><text:span text:style-name="T26">`</text:span><text:span text:style-name="Source_20_Text"><text:span text:style-name="T7">date +%Y-%m-%d ’ </text:span></text:span><text:span text:style-name="Source_20_Text"><text:span text:style-name="T26">basicamente pone la fecha actual (en este orden: </text:span></text:span><text:span text:style-name="T15">AAAA-MM-DD</text:span><text:span text:style-name="T27">)</text:span></text:p>
            </text:list-item>
            <text:list-item>
              <text:p text:style-name="P26"><text:span text:style-name="T26">Utilice la sintaxis POSIX</text:span><text:span text:style-name="T7"> </text:span><text:span text:style-name="Source_20_Text"><text:span text:style-name="T7">${PAGINAS_FILE%.txt}</text:span></text:span><text:span text:style-name="T7"> para eliminar la extensión </text:span><text:span text:style-name="Source_20_Text"><text:span text:style-name="T7">.txt</text:span></text:span><text:span text:style-name="T7"> del nombre base, </text:span><text:span text:style-name="T26">que ayuda con las copias </text:span><text:span text:style-name="T7">(</text:span><text:span text:style-name="Source_20_Text"><text:span text:style-name="T7">paginas_AAAA-MM-DD.txt</text:span></text:span><text:span text:style-name="T7">)</text:span></text:p>
            </text:list-item>
            <text:list-item>
              <text:p text:style-name="P26"><text:span text:style-name="T26">E</text:span><text:span text:style-name="T7">l comando </text:span><text:span text:style-name="Source_20_Text"><text:span text:style-name="T7">cp</text:span></text:span><text:span text:style-name="T7"> genera las copias de seguridad.</text:span></text:p>
            </text:list-item>
            <text:list-item>
              <text:p text:style-name="P26"><text:span text:style-name="T26">Use </text:span><text:span text:style-name="T7">el </text:span><text:span text:style-name="T26">` </text:span><text:span text:style-name="Source_20_Text"><text:span text:style-name="T13">&gt; ‘ </text:span></text:span><text:span text:style-name="T26">con los archivos originales </text:span><text:span text:style-name="T7">para </text:span><text:span text:style-name="T15">vaciar</text:span></text:p>
            </text:list-item>
          </text:list>
        </text:list-header>
      </text:list>
      <text:p text:style-name="P27"/>
      <text:p text:style-name="P28">DICCIONARIO<text:line-break/><text:line-break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9">COMANDO</text:p>
          </table:table-cell>
          <table:table-cell table:style-name="Tabla1.A1" office:value-type="string">
            <text:p text:style-name="P29">EXPLICACION</text:p>
          </table:table-cell>
          <table:table-cell table:style-name="Tabla1.A1" office:value-type="string">
            <text:p text:style-name="P29">USO EN EL SCRIPT</text:p>
          </table:table-cell>
        </table:table-row>
        <table:table-row>
          <table:table-cell table:style-name="Tabla1.A1" office:value-type="string">
            <text:p text:style-name="P30">read</text:p>
          </table:table-cell>
          <table:table-cell table:style-name="Tabla1.A1" office:value-type="string">
            <text:p text:style-name="P30">Lee lo que pone el usuario</text:p>
          </table:table-cell>
          <table:table-cell table:style-name="Tabla1.A1" office:value-type="string">
            <text:p text:style-name="P30"><text:span text:style-name="T28">r</text:span>ead -<text:span text:style-name="T28">r -p “Dame una URL”</text:span></text:p>
          </table:table-cell>
        </table:table-row>
        <table:table-row>
          <table:table-cell table:style-name="Tabla1.A1" office:value-type="string">
            <text:p text:style-name="P30">echo</text:p>
          </table:table-cell>
          <table:table-cell table:style-name="Tabla1.A1" office:value-type="string">
            <text:p text:style-name="P30">Imprime una cadena en la consola o ingresa la cadena en un archivo</text:p>
          </table:table-cell>
          <table:table-cell table:style-name="Tabla1.A1" office:value-type="string">
            <text:p text:style-name="P31">echo “URL agregada en $paginas”</text:p>
          </table:table-cell>
        </table:table-row>
        <table:table-row>
          <table:table-cell table:style-name="Tabla1.A1" office:value-type="string">
            <text:p text:style-name="P30">grep</text:p>
          </table:table-cell>
          <table:table-cell table:style-name="Tabla1.A1" office:value-type="string">
            <text:p text:style-name="P30">Consulta el contenido de un archivo en condicion a lo que ingresa el usuario</text:p>
          </table:table-cell>
          <table:table-cell table:style-name="Tabla1.A1" office:value-type="string">
            <text:p text:style-name="P31">grep -o -i “\b$palabra\b”</text:p>
            <text:p text:style-name="P31"/>
          </table:table-cell>
        </table:table-row>
        <table:table-row>
          <table:table-cell table:style-name="Tabla1.A1" office:value-type="string">
            <text:p text:style-name="P30">curl</text:p>
          </table:table-cell>
          <table:table-cell table:style-name="Tabla1.A1" office:value-type="string">
            <text:p text:style-name="P32">Transfiere datos de la URL, obtiene el contenido de la web</text:p>
          </table:table-cell>
          <table:table-cell table:style-name="Tabla1.A1" office:value-type="string">
            <text:p text:style-name="P31">curl -s -L –fail ---max-time 10 “$url”</text:p>
          </table:table-cell>
        </table:table-row>
        <table:table-row>
          <table:table-cell table:style-name="Tabla1.A1" office:value-type="string">
            <text:p text:style-name="P30">date</text:p>
          </table:table-cell>
          <table:table-cell table:style-name="Tabla1.A1" office:value-type="string">
            <text:p text:style-name="P30">Da la fecha actual</text:p>
          </table:table-cell>
          <table:table-cell table:style-name="Tabla1.A1" office:value-type="string">
            <text:p text:style-name="P31">Date +%Y-%m-%d</text:p>
          </table:table-cell>
        </table:table-row>
        <table:table-row>
          <table:table-cell table:style-name="Tabla1.A1" office:value-type="string">
            <text:p text:style-name="P30">cp</text:p>
          </table:table-cell>
          <table:table-cell table:style-name="Tabla1.A1" office:value-type="string">
            <text:p text:style-name="P30">Copia algo</text:p>
          </table:table-cell>
          <table:table-cell table:style-name="Tabla1.A1" office:value-type="string">
            <text:p text:style-name="P31">cp “$paginas” “$c_paginas”</text:p>
          </table:table-cell>
        </table:table-row>
        <table:table-row>
          <table:table-cell table:style-name="Tabla1.A1" office:value-type="string">
            <text:p text:style-name="P30">wc</text:p>
          </table:table-cell>
          <table:table-cell table:style-name="Tabla1.A1" office:value-type="string">
            <text:p text:style-name="P32">Cuenta las lineas, palabras o caracteres</text:p>
          </table:table-cell>
          <table:table-cell table:style-name="Tabla1.A1" office:value-type="string">
            <text:p text:style-name="P31">wc -l</text:p>
          </table:table-cell>
        </table:table-row>
        <table:table-row>
          <table:table-cell table:style-name="Tabla1.A1" office:value-type="string">
            <text:p text:style-name="P30">touch</text:p>
          </table:table-cell>
          <table:table-cell table:style-name="Tabla1.A1" office:value-type="string">
            <text:p text:style-name="P30">Crea un archivo de texto por defecto</text:p>
          </table:table-cell>
          <table:table-cell table:style-name="Tabla1.A1" office:value-type="string">
            <text:p text:style-name="P31">touch “$paginas”</text:p>
          </table:table-cell>
        </table:table-row>
        <table:table-row>
          <table:table-cell table:style-name="Tabla1.A1" office:value-type="string">
            <text:p text:style-name="P30">clear</text:p>
          </table:table-cell>
          <table:table-cell table:style-name="Tabla1.A1" office:value-type="string">
            <text:p text:style-name="P30">Limpia la terminal</text:p>
          </table:table-cell>
          <table:table-cell table:style-name="Tabla1.A1" office:value-type="string">
            <text:p text:style-name="P31">clear</text:p>
          </table:table-cell>
        </table:table-row>
        <table:table-row>
          <table:table-cell table:style-name="Tabla1.A1" office:value-type="string">
            <text:p text:style-name="P30">mv</text:p>
          </table:table-cell>
          <table:table-cell table:style-name="Tabla1.A1" office:value-type="string">
            <text:p text:style-name="P30">Mueve un archivo o un dir especifico</text:p>
          </table:table-cell>
          <table:table-cell table:style-name="Tabla1.A1" office:value-type="string">
            <text:p text:style-name="P31">Mv temp_resultados.txt “<text:span text:style-name="T29">$resultados</text:span>”</text:p>
          </table:table-cell>
        </table:table-row>
        <table:table-row>
          <table:table-cell table:style-name="Tabla1.A1" office:value-type="string">
            <text:p text:style-name="P30">exec</text:p>
          </table:table-cell>
          <table:table-cell table:style-name="Tabla1.A1" office:value-type="string">
            <text:p text:style-name="P30">Ejecuta algo</text:p>
          </table:table-cell>
          <table:table-cell table:style-name="Tabla1.A1" office:value-type="string">
            <text:p text:style-name="P32">exec 3&lt;”$paginas” </text:p>
          </table:table-cell>
        </table:table-row>
        <table:table-row>
          <table:table-cell table:style-name="Tabla1.A1" office:value-type="string">
            <text:p text:style-name="P33">&gt; <text:span text:style-name="T30">y &gt;&gt; </text:span></text:p>
          </table:table-cell>
          <table:table-cell table:style-name="Tabla1.A1" office:value-type="string">
            <text:p text:style-name="P30">Ingresa contenido o limpia un archivo</text:p>
          </table:table-cell>
          <table:table-cell table:style-name="Tabla1.A1" office:value-type="string">
            <text:p text:style-name="P33">&gt; “<text:span text:style-name="T29">$paginas</text:span>”<text:line-break/></text:p>
            <text:p text:style-name="P33"/>
          </table:table-cell>
        </table:table-row>
        <table:table-row table:style-name="Tabla1.14">
          <table:table-cell table:style-name="Tabla1.A1" table:number-columns-spanned="2" office:value-type="string">
            <text:p text:style-name="P33"/>
          </table:table-cell>
          <table:covered-table-cell/>
          <table:table-cell table:style-name="Tabla1.A1" office:value-type="string">
            <text:p text:style-name="P33"><text:span text:style-name="T29">echo “$url” </text:span>&gt;&gt; <text:span text:style-name="T29">paginas.txt</text:span></text:p>
          </table:table-cell>
        </table:table-row>
      </table:table>
      <text:p text:style-name="P34"/>
      <text:p text:style-name="P35">DIAGRAMAS</text:p>
      <text:p text:style-name="P36"><draw:custom-shape text:anchor-type="paragraph" draw:z-index="81" draw:name="Forma 44" draw:style-name="gr1" draw:text-style-name="P38" svg:width="3.661cm" svg:height="2.655cm" svg:x="8.52cm" svg:y="0.219cm"><text:p text:style-name="P37"><text:span text:style-name="T31">Crea los archivos</text:span></text:p><text:p text:style-name="P37"><text:span text:style-name="T31">Principales con</text:span></text:p><text:p text:style-name="P37"><text:span text:style-name="T31">TOUCH</text:span></text:p><draw:enhanced-geometry svg:viewBox="0 0 21600 21600" draw:type="rectangle" draw:enhanced-path="M 0 0 L 21600 0 21600 21600 0 21600 0 0 Z N"/></draw:custom-shape></text:p>
      <text:p text:style-name="P39">INICIO:</text:p>
      <text:p text:style-name="P40"><draw:custom-shape text:anchor-type="paragraph" draw:z-index="83" draw:name="Forma 45" draw:style-name="gr1" draw:text-style-name="P38" svg:width="3.661cm" svg:height="2.655cm" svg:x="13.383cm" svg:y="0.762cm"><text:p text:style-name="P37"><text:span text:style-name="T31">En caso de ya existir</text:span></text:p><text:p text:style-name="P37"><text:span text:style-name="T31">Los archivos</text:span></text:p><text:p text:style-name="P37"><text:span text:style-name="T31">Todo permance igual</text:span></text:p><draw:enhanced-geometry svg:viewBox="0 0 21600 21600" draw:type="rectangle" draw:enhanced-path="M 0 0 L 21600 0 21600 21600 0 21600 0 0 Z N"/></draw:custom-shape><draw:line text:anchor-type="paragraph" draw:z-index="84" draw:name="Línea 44" draw:style-name="gr2" draw:text-style-name="P41" svg:x1="12.386cm" svg:y1="0.256cm" svg:x2="13.774cm" svg:y2="1.171cm"><text:p/></draw:line></text:p>
      <text:p text:style-name="P40"><draw:custom-shape text:anchor-type="paragraph" draw:z-index="10" draw:name="Forma 11" draw:style-name="gr3" draw:text-style-name="P38" svg:width="3.661cm" svg:height="2.655cm" svg:x="8.797cm" svg:y="18.602cm"><text:p text:style-name="P37"><text:span text:style-name="T31">Si el usuario no</text:span></text:p><text:p text:style-name="P37"><text:span text:style-name="T31">Aprieta nada</text:span></text:p><text:p text:style-name="P37"><text:span text:style-name="T31">queda esperando</text:span></text:p><draw:enhanced-geometry svg:viewBox="0 0 21600 21600" draw:type="rectangle" draw:enhanced-path="M 0 0 L 21600 0 21600 21600 0 21600 0 0 Z N"/></draw:custom-shape><draw:custom-shape text:anchor-type="paragraph" draw:z-index="9" draw:name="Forma 10" draw:style-name="gr1" draw:text-style-name="P38" svg:width="3.661cm" svg:height="2.655cm" svg:x="1.743cm" svg:y="17.253cm"><text:p text:style-name="P37"><text:span text:style-name="T31">Si el usuario aprieta</text:span></text:p><text:p text:style-name="P37"><text:span text:style-name="T31">Vuelve al inicio</text:span></text:p><draw:enhanced-geometry svg:viewBox="0 0 21600 21600" draw:type="rectangle" draw:enhanced-path="M 0 0 L 21600 0 21600 21600 0 21600 0 0 Z N"/></draw:custom-shape><draw:custom-shape text:anchor-type="paragraph" draw:z-index="8" draw:name="Forma 9" draw:style-name="gr1" draw:text-style-name="P38" svg:width="3.661cm" svg:height="2.655cm" svg:x="5.9cm" svg:y="14.607cm"><text:p text:style-name="P37"><text:span text:style-name="T31">Espera que el</text:span></text:p><text:p text:style-name="P37"><text:span text:style-name="T31">Usuario aprete</text:span></text:p><text:p text:style-name="P37"><text:span text:style-name="T31">[Enter]</text:span></text:p><draw:enhanced-geometry svg:viewBox="0 0 21600 21600" draw:type="rectangle" draw:enhanced-path="M 0 0 L 21600 0 21600 21600 0 21600 0 0 Z N"/></draw:custom-shape><draw:custom-shape text:anchor-type="paragraph" draw:z-index="7" draw:name="Forma 8" draw:style-name="gr4" draw:text-style-name="P43" svg:width="7.559cm" svg:height="2.209cm" svg:x="11.144cm" svg:y="14.303cm"><text:p text:style-name="P42"><text:span text:style-name="T32"><text:s text:c="6"/>OTRO: muestra mensaje de error</text:span></text:p><draw:enhanced-geometry svg:viewBox="0 0 21600 21600" draw:type="rectangle" draw:enhanced-path="M 0 0 L 21600 0 21600 21600 0 21600 0 0 Z N"/></draw:custom-shape><draw:custom-shape text:anchor-type="paragraph" draw:z-index="6" draw:name="Forma 7" draw:style-name="gr5" draw:text-style-name="P43" svg:width="9.45cm" svg:height="4.502cm" svg:x="-0.9cm" svg:y="9.021cm"><text:p text:style-name="P42"><text:span text:style-name="T32"><text:s text:c="6"/>1: llama la funcion Agregar_Pagina</text:span></text:p><text:p text:style-name="P42"><text:span text:style-name="T32"><text:s text:c="6"/>2: llama la funcion Mostrar_Paginas</text:span></text:p><text:p text:style-name="P42"><text:span text:style-name="T32"><text:s text:c="6"/>3: llama la funcion Buscar_Palabra_y_Analizar</text:span></text:p><text:p text:style-name="P42"><text:span text:style-name="T32"><text:s text:c="6"/>4: llama la funcion Mostrar_Resultados</text:span></text:p><text:p text:style-name="P42"><text:span text:style-name="T32"><text:s text:c="6"/>5: llama la funcion Limpieza_y_Respaldo</text:span></text:p><text:p text:style-name="P42"><text:span text:style-name="T32"><text:s text:c="6"/>A: llama la funcion Ejecutar_Todo_Corrido</text:span></text:p><text:p text:style-name="P42"><text:span text:style-name="T32"><text:s text:c="6"/>0: sale</text:span></text:p><draw:enhanced-geometry svg:viewBox="0 0 21600 21600" draw:type="rectangle" draw:enhanced-path="M 0 0 L 21600 0 21600 21600 0 21600 0 0 Z N"/></draw:custom-shape><draw:custom-shape text:anchor-type="paragraph" draw:z-index="5" draw:name="Forma 2" draw:style-name="gr1" draw:text-style-name="P38" svg:width="3.661cm" svg:height="2.655cm" svg:x="14.425cm" svg:y="10.253cm"><text:p text:style-name="P37"><text:span text:style-name="T31">SI NO INGRESA</text:span></text:p><text:p text:style-name="P37"><text:span text:style-name="T31">CUALQUIERA DE </text:span></text:p><text:p text:style-name="P37"><text:span text:style-name="T31">LAS OPCIONES</text:span></text:p><text:p text:style-name="P37"><text:span text:style-name="T31">MARCADAS</text:span></text:p><draw:enhanced-geometry svg:viewBox="0 0 21600 21600" draw:type="rectangle" draw:enhanced-path="M 0 0 L 21600 0 21600 21600 0 21600 0 0 Z N"/></draw:custom-shape><draw:custom-shape text:anchor-type="paragraph" draw:z-index="4" draw:name="Forma 6" draw:style-name="gr1" draw:text-style-name="P38" svg:width="3.661cm" svg:height="2.655cm" svg:x="10.271cm" svg:y="10.209cm"><text:p text:style-name="P37"><text:span text:style-name="T31">SI INGRESA</text:span></text:p><text:p text:style-name="P37"><text:span text:style-name="T31">CUALQUIERA DE</text:span></text:p><text:p text:style-name="P37"><text:span text:style-name="T31">LAS OPCIONES</text:span></text:p><text:p text:style-name="P37"><text:span text:style-name="T31">MARCADAS</text:span></text:p><draw:enhanced-geometry svg:viewBox="0 0 21600 21600" draw:type="rectangle" draw:enhanced-path="M 0 0 L 21600 0 21600 21600 0 21600 0 0 Z N"/></draw:custom-shape><draw:custom-shape text:anchor-type="paragraph" draw:z-index="3" draw:name="Forma 5" draw:style-name="gr1" draw:text-style-name="P38" svg:width="3.661cm" svg:height="2.655cm" svg:x="12.716cm" svg:y="6.429cm"><text:p text:style-name="P37"><text:span text:style-name="T31">LEE LO QUE</text:span></text:p><text:p text:style-name="P37"><text:span text:style-name="T31">INGRESA EL</text:span></text:p><text:p text:style-name="P37"><text:span text:style-name="T31">USUARIO Y LO</text:span></text:p><text:p text:style-name="P37"><text:span text:style-name="T31">METE EN UNA</text:span></text:p><text:p text:style-name="P37"><text:span text:style-name="T31">VARIABLE</text:span></text:p><draw:enhanced-geometry svg:viewBox="0 0 21600 21600" draw:type="rectangle" draw:enhanced-path="M 0 0 L 21600 0 21600 21600 0 21600 0 0 Z N"/></draw:custom-shape><draw:custom-shape text:anchor-type="paragraph" draw:z-index="2" draw:name="Forma 4" draw:style-name="gr1" draw:text-style-name="P38" svg:width="3.661cm" svg:height="2.655cm" svg:x="8.117cm" svg:y="5.726cm"><text:p text:style-name="P37"><text:span text:style-name="T31">MUESTRA</text:span></text:p><text:p text:style-name="P37"><text:span text:style-name="T31">EL MENU</text:span></text:p><draw:enhanced-geometry svg:viewBox="0 0 21600 21600" draw:type="rectangle" draw:enhanced-path="M 0 0 L 21600 0 21600 21600 0 21600 0 0 Z N"/></draw:custom-shape><draw:custom-shape text:anchor-type="paragraph" draw:z-index="1" draw:name="Forma 3" draw:style-name="gr1" draw:text-style-name="P38" svg:width="3.661cm" svg:height="2.655cm" svg:x="4.048cm" svg:y="-0.238cm"><text:p text:style-name="P37"><text:span text:style-name="T31">LIMPIA </text:span></text:p><text:p text:style-name="P37"><text:span text:style-name="T31">LA CONSOLA</text:span></text:p><draw:enhanced-geometry svg:viewBox="0 0 21600 21600" draw:type="rectangle" draw:enhanced-path="M 0 0 L 21600 0 21600 21600 0 21600 0 0 Z N"/></draw:custom-shape><draw:custom-shape text:anchor-type="paragraph" draw:z-index="0" draw:name="Forma 1" draw:style-name="gr1" draw:text-style-name="P38" svg:width="3.661cm" svg:height="2.655cm" svg:x="-0.286cm" svg:y="0.095cm"><text:p text:style-name="P37"><text:span text:style-name="T31">EMPIEZA</text:span></text:p><draw:enhanced-geometry svg:viewBox="0 0 21600 21600" draw:type="rectangle" draw:enhanced-path="M 0 0 L 21600 0 21600 21600 0 21600 0 0 Z N"/></draw:custom-shape><draw:line text:anchor-type="paragraph" draw:z-index="29" draw:name="Línea 1" draw:style-name="gr2" draw:text-style-name="P41" svg:x1="3.059cm" svg:y1="0.513cm" svg:x2="4.565cm" svg:y2="0.446cm"><text:p/></draw:line><draw:line text:anchor-type="paragraph" draw:z-index="30" draw:name="Línea 3" draw:style-name="gr2" draw:text-style-name="P41" svg:x1="8.451cm" svg:y1="8.02cm" svg:x2="7.982cm" svg:y2="9.636cm"><text:p/></draw:line><draw:line text:anchor-type="paragraph" draw:z-index="31" draw:name="Línea 4" draw:style-name="gr2" draw:text-style-name="P41" svg:x1="11.128cm" svg:y1="7.953cm" svg:x2="13.172cm" svg:y2="7.995cm"><text:p/></draw:line><draw:line text:anchor-type="paragraph" draw:z-index="32" draw:name="Línea 5" draw:style-name="gr2" draw:text-style-name="P41" svg:x1="13.24cm" svg:y1="8.634cm" svg:x2="12.838cm" svg:y2="10.61cm"><text:p/></draw:line><draw:line text:anchor-type="paragraph" draw:z-index="33" draw:name="Línea 6" draw:style-name="gr2" draw:text-style-name="P41" svg:x1="15.92cm" svg:y1="8.8cm" svg:x2="15.752cm" svg:y2="10.442cm"><text:p/></draw:line><draw:line text:anchor-type="paragraph" draw:z-index="34" draw:name="Línea 7" draw:style-name="gr2" draw:text-style-name="P41" svg:x1="16.923cm" svg:y1="12.721cm" svg:x2="16.454cm" svg:y2="14.697cm"><text:p/></draw:line><draw:line text:anchor-type="paragraph" draw:z-index="35" draw:name="Línea 8" draw:style-name="gr2" draw:text-style-name="P41" svg:x1="11.063cm" svg:y1="12.455cm" svg:x2="8.583cm" svg:y2="14.967cm"><text:p/></draw:line><draw:line text:anchor-type="paragraph" draw:z-index="36" draw:name="Línea 9" draw:style-name="gr2" draw:text-style-name="P41" svg:x1="11.899cm" svg:y1="15.67cm" svg:x2="9.186cm" svg:y2="16.407cm"><text:p/></draw:line><draw:line text:anchor-type="paragraph" draw:z-index="37" draw:name="Línea 10" draw:style-name="gr2" draw:text-style-name="P41" svg:x1="8.784cm" svg:y1="16.72cm" svg:x2="9.22cm" svg:y2="18.965cm"><text:p/></draw:line><draw:line text:anchor-type="paragraph" draw:z-index="38" draw:name="Línea 11" draw:style-name="gr2" draw:text-style-name="P41" svg:x1="6.171cm" svg:y1="16.854cm" svg:x2="4.665cm" svg:y2="17.658cm"><text:p/></draw:line><draw:custom-shape text:anchor-type="paragraph" draw:z-index="39" draw:name="Forma 29" draw:style-name="gr1" draw:text-style-name="P38" svg:width="3.661cm" svg:height="2.655cm" svg:x="1.743cm" svg:y="21.253cm"><text:p text:style-name="P37"><text:span text:style-name="T31">TERMINA</text:span></text:p><draw:enhanced-geometry svg:viewBox="0 0 21600 21600" draw:type="rectangle" draw:enhanced-path="M 0 0 L 21600 0 21600 21600 0 21600 0 0 Z N"/></draw:custom-shape><draw:line text:anchor-type="paragraph" draw:z-index="40" draw:name="Línea 29" draw:style-name="gr2" draw:text-style-name="P41" svg:x1="2.154cm" svg:y1="19.382cm" svg:x2="2.724cm" svg:y2="21.827cm"><text:p/></draw:line><draw:line text:anchor-type="paragraph" draw:z-index="82" draw:name="Línea 2" draw:style-name="gr2" draw:text-style-name="P41" svg:x1="7.26cm" svg:y1="0.678cm" svg:x2="8.98cm" svg:y2="0.48cm"><text:p/></draw:line><draw:custom-shape text:anchor-type="paragraph" draw:z-index="85" draw:name="Forma 46" draw:style-name="gr1" draw:text-style-name="P38" svg:width="3.661cm" svg:height="2.655cm" svg:x="8.551cm" svg:y="1.642cm"><text:p text:style-name="P37"><text:span text:style-name="T31">Crea la variable de </text:span></text:p><text:p text:style-name="P37"><text:span text:style-name="T31">Opcion</text:span></text:p><draw:enhanced-geometry svg:viewBox="0 0 21600 21600" draw:type="rectangle" draw:enhanced-path="M 0 0 L 21600 0 21600 21600 0 21600 0 0 Z N"/></draw:custom-shape><draw:line text:anchor-type="paragraph" draw:z-index="86" draw:name="Línea 45" draw:style-name="gr2" draw:text-style-name="P41" svg:x1="6.63cm" svg:y1="2.133cm" svg:x2="8.747cm" svg:y2="6.4cm"><text:p/></draw:line><draw:line text:anchor-type="paragraph" draw:z-index="87" draw:name="Línea 46" draw:style-name="gr2" draw:text-style-name="P41" svg:x1="7.193cm" svg:y1="1.935cm" svg:x2="9.475cm" svg:y2="2.099cm"><text:p/></draw:line></text:p>
      <text:p text:style-name="P44"/>
      <text:p text:style-name="P45">DIAGRAMAS DE LAS OPCIONES</text:p>
      <text:p text:style-name="P46"/>
      <text:p text:style-name="P47">Opcion 1: AGREGAR PAGINA</text:p>
      <text:p text:style-name="P48"/>
      <text:p text:style-name="P49"><draw:custom-shape text:anchor-type="paragraph" draw:z-index="11" draw:name="Forma 12" draw:style-name="gr1" draw:text-style-name="P38" svg:width="3.661cm" svg:height="2.655cm" svg:x="-0.286cm" svg:y="0.095cm"><text:p text:style-name="P37"><text:span text:style-name="T31">CARGA LA </text:span></text:p><text:p text:style-name="P37"><text:span text:style-name="T31">FUNCION</text:span></text:p><text:p text:style-name="P37"><text:span text:style-name="T31">(Agregar_pagina)</text:span></text:p><draw:enhanced-geometry svg:viewBox="0 0 21600 21600" draw:type="rectangle" draw:enhanced-path="M 0 0 L 21600 0 21600 21600 0 21600 0 0 Z N"/></draw:custom-shape><draw:custom-shape text:anchor-type="paragraph" draw:z-index="12" draw:name="Forma 13" draw:style-name="gr1" draw:text-style-name="P38" svg:width="3.661cm" svg:height="2.655cm" svg:x="4.048cm" svg:y="0.429cm"><text:p text:style-name="P37"><text:span text:style-name="T31">Pide una URL y</text:span></text:p><text:p text:style-name="P37"><text:span text:style-name="T31">Guarda en la variable</text:span><text:span text:style-name="T31"><text:line-break/></text:span><text:span text:style-name="T31">”url”</text:span></text:p><draw:enhanced-geometry svg:viewBox="0 0 21600 21600" draw:type="rectangle" draw:enhanced-path="M 0 0 L 21600 0 21600 21600 0 21600 0 0 Z N"/></draw:custom-shape><draw:custom-shape text:anchor-type="paragraph" draw:z-index="13" draw:name="Forma 15" draw:style-name="gr1" draw:text-style-name="P38" svg:width="3.661cm" svg:height="2.655cm" svg:x="12.751cm" svg:y="0.646cm"><text:p text:style-name="P37"><text:span text:style-name="T31">Muestra mensaje</text:span></text:p><text:p text:style-name="P37"><text:span text:style-name="T31">de error</text:span></text:p><draw:enhanced-geometry svg:viewBox="0 0 21600 21600" draw:type="rectangle" draw:enhanced-path="M 0 0 L 21600 0 21600 21600 0 21600 0 0 Z N"/></draw:custom-shape><draw:custom-shape text:anchor-type="paragraph" draw:z-index="14" draw:name="Forma 17" draw:style-name="gr1" draw:text-style-name="P38" svg:width="3.661cm" svg:height="2.655cm" svg:x="14.393cm" svg:y="4.087cm"><text:p text:style-name="P37"><text:span text:style-name="T31">Espera que el</text:span></text:p><text:p text:style-name="P37"><text:span text:style-name="T31">Usuario aprete</text:span></text:p><text:p text:style-name="P37"><text:span text:style-name="T31">[Enter]</text:span></text:p><draw:enhanced-geometry svg:viewBox="0 0 21600 21600" draw:type="rectangle" draw:enhanced-path="M 0 0 L 21600 0 21600 21600 0 21600 0 0 Z N"/></draw:custom-shape><draw:custom-shape text:anchor-type="paragraph" draw:z-index="15" draw:name="Forma 18" draw:style-name="gr1" draw:text-style-name="P38" svg:width="3.661cm" svg:height="2.655cm" svg:x="9.516cm" svg:y="4.452cm"><text:p text:style-name="P37"><text:span text:style-name="T31">Vuelve al inicio</text:span></text:p><draw:enhanced-geometry svg:viewBox="0 0 21600 21600" draw:type="rectangle" draw:enhanced-path="M 0 0 L 21600 0 21600 21600 0 21600 0 0 Z N"/></draw:custom-shape><draw:custom-shape text:anchor-type="paragraph" draw:z-index="16" draw:name="Forma 19" draw:style-name="gr1" draw:text-style-name="P38" svg:width="3.661cm" svg:height="2.655cm" svg:x="6.184cm" svg:y="8.213cm"><text:p text:style-name="P37"><text:span text:style-name="T31">Revisa que tenga</text:span></text:p><text:p text:style-name="P37"><text:span text:style-name="T31">“http://” o “https://”</text:span></text:p><draw:enhanced-geometry svg:viewBox="0 0 21600 21600" draw:type="rectangle" draw:enhanced-path="M 0 0 L 21600 0 21600 21600 0 21600 0 0 Z N"/></draw:custom-shape><draw:custom-shape text:anchor-type="paragraph" draw:z-index="17" draw:name="Forma 20" draw:style-name="gr1" draw:text-style-name="P38" svg:width="3.661cm" svg:height="2.655cm" svg:x="11.43cm" svg:y="8.497cm"><text:p text:style-name="P37"><text:span text:style-name="T31">Si no lo tiene</text:span></text:p><text:p text:style-name="P37"><text:span text:style-name="T31">Le carga a la variable</text:span></text:p><text:p text:style-name="P37"><text:span text:style-name="T31">De url el http o https</text:span></text:p><draw:enhanced-geometry svg:viewBox="0 0 21600 21600" draw:type="rectangle" draw:enhanced-path="M 0 0 L 21600 0 21600 21600 0 21600 0 0 Z N"/></draw:custom-shape><draw:custom-shape text:anchor-type="paragraph" draw:z-index="18" draw:name="Forma 21" draw:style-name="gr1" draw:text-style-name="P38" svg:width="3.661cm" svg:height="2.655cm" svg:x="13.076cm" svg:y="18.597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9" draw:name="Forma 22" draw:style-name="gr1" draw:text-style-name="P38" svg:width="3.661cm" svg:height="2.655cm" svg:x="6.895cm" svg:y="12.48cm"><text:p text:style-name="P37"><text:span text:style-name="T31">Agrega la url a</text:span></text:p><text:p text:style-name="P37"><text:span text:style-name="T31">paginas.txt</text:span></text:p><draw:enhanced-geometry svg:viewBox="0 0 21600 21600" draw:type="rectangle" draw:enhanced-path="M 0 0 L 21600 0 21600 21600 0 21600 0 0 Z N"/></draw:custom-shape><draw:custom-shape text:anchor-type="paragraph" draw:z-index="20" draw:name="Forma 23" draw:style-name="gr1" draw:text-style-name="P38" svg:width="3.661cm" svg:height="2.655cm" svg:x="1.346cm" svg:y="10.144cm"><text:p text:style-name="P37"><text:span text:style-name="T31">Si si lo tiene </text:span></text:p><draw:enhanced-geometry svg:viewBox="0 0 21600 21600" draw:type="rectangle" draw:enhanced-path="M 0 0 L 21600 0 21600 21600 0 21600 0 0 Z N"/></draw:custom-shape><draw:custom-shape text:anchor-type="paragraph" draw:z-index="21" draw:name="Forma 24" draw:style-name="gr1" draw:text-style-name="P38" svg:width="3.661cm" svg:height="2.655cm" svg:x="6.895cm" svg:y="16.147cm"><text:p text:style-name="P37"><text:span text:style-name="T31">Muestra el mensaje</text:span></text:p><text:p text:style-name="P37"><text:span text:style-name="T31">“URL agregada en</text:span></text:p><text:p text:style-name="P37"><text:span text:style-name="T31">paginas.txt”</text:span></text:p><draw:enhanced-geometry svg:viewBox="0 0 21600 21600" draw:type="rectangle" draw:enhanced-path="M 0 0 L 21600 0 21600 21600 0 21600 0 0 Z N"/></draw:custom-shape><draw:line text:anchor-type="paragraph" draw:z-index="41" draw:name="Línea 12" draw:style-name="gr2" draw:text-style-name="P41" svg:x1="2.757cm" svg:y1="0.559cm" svg:x2="4.632cm" svg:y2="0.794cm"><text:p/></draw:line><draw:line text:anchor-type="paragraph" draw:z-index="42" draw:name="Línea 13" draw:style-name="gr2" draw:text-style-name="P41" svg:x1="4.967cm" svg:y1="2.067cm" svg:x2="4.129cm" svg:y2="5.752cm"><text:p/></draw:line><draw:line text:anchor-type="paragraph" draw:z-index="43" draw:name="Línea 16" draw:style-name="gr2" draw:text-style-name="P41" svg:x1="15.618cm" svg:y1="2.738cm" svg:x2="15.584cm" svg:y2="4.481cm"><text:p/></draw:line><draw:line text:anchor-type="paragraph" draw:z-index="44" draw:name="Línea 17" draw:style-name="gr2" draw:text-style-name="P41" svg:x1="14.913cm" svg:y1="4.713cm" svg:x2="12.368cm" svg:y2="4.981cm"><text:p/></draw:line><draw:line text:anchor-type="paragraph" draw:z-index="45" draw:name="Línea 18" draw:style-name="gr2" draw:text-style-name="P41" svg:x1="9.891cm" svg:y1="4.981cm" svg:x2="1.819cm" svg:y2="2.469cm"><text:p/></draw:line><draw:line text:anchor-type="paragraph" draw:z-index="46" draw:name="Línea 19" draw:style-name="gr2" draw:text-style-name="P41" svg:x1="4.297cm" svg:y1="7.765cm" svg:x2="7.077cm" svg:y2="8.636cm"><text:p/></draw:line><draw:line text:anchor-type="paragraph" draw:z-index="47" draw:name="Línea 20" draw:style-name="gr2" draw:text-style-name="P41" svg:x1="6.842cm" svg:y1="10.077cm" svg:x2="4.263cm" svg:y2="10.712cm"><text:p/></draw:line><draw:line text:anchor-type="paragraph" draw:z-index="48" draw:name="Línea 21" draw:style-name="gr2" draw:text-style-name="P41" svg:x1="9.387cm" svg:y1="8.569cm" svg:x2="12.066cm" svg:y2="8.804cm"><text:p/></draw:line><draw:line text:anchor-type="paragraph" draw:z-index="49" draw:name="Línea 22" draw:style-name="gr2" draw:text-style-name="P41" svg:x1="12cm" svg:y1="10.68cm" svg:x2="9.589cm" svg:y2="13.259cm"><text:p/></draw:line><draw:line text:anchor-type="paragraph" draw:z-index="50" draw:name="Línea 23" draw:style-name="gr2" draw:text-style-name="P41" svg:x1="4.632cm" svg:y1="12.256cm" svg:x2="7.747cm" svg:y2="12.925cm"><text:p/></draw:line><draw:line text:anchor-type="paragraph" draw:z-index="51" draw:name="Línea 24" draw:style-name="gr2" draw:text-style-name="P41" svg:x1="9.22cm" svg:y1="14.637cm" svg:x2="9.086cm" svg:y2="16.78cm"><text:p/></draw:line><draw:line text:anchor-type="paragraph" draw:z-index="52" draw:name="Línea 25" draw:style-name="gr2" draw:text-style-name="P41" svg:x1="10.292cm" svg:y1="18.119cm" svg:x2="13.709cm" svg:y2="19.191cm"><text:p/></draw:line><draw:custom-shape text:anchor-type="paragraph" draw:z-index="148" draw:name="Forma 79" draw:style-name="gr6" draw:text-style-name="P38" svg:width="4.892cm" svg:height="2.655cm" svg:x="6.858cm" svg:y="19.667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49" draw:name="Línea 73" draw:style-name="gr2" draw:text-style-name="P41" svg:x1="13.808cm" svg:y1="20.735cm" svg:x2="10.633cm" svg:y2="20.172cm"><text:p/></draw:line><draw:custom-shape text:anchor-type="paragraph" draw:z-index="150" draw:name="Forma 80" draw:style-name="gr7" draw:text-style-name="P50" svg:width="4.218cm" svg:height="3.208cm" svg:x="1.819cm" svg:y="4.981cm"><text:p text:style-name="P41"><text:span text:style-name="T31">S</text:span><text:span text:style-name="T31">i</text:span><text:span text:style-name="T31"> </text:span><text:span text:style-name="T31">e</text:span><text:span text:style-name="T31">l</text:span><text:span text:style-name="T31"> </text:span><text:span text:style-name="T31">u</text:span><text:span text:style-name="T31">s</text:span><text:span text:style-name="T31">u</text:span><text:span text:style-name="T31">a</text:span><text:span text:style-name="T31">r</text:span><text:span text:style-name="T31">i</text:span><text:span text:style-name="T31">o</text:span><text:span text:style-name="T31"> </text:span></text:p><text:p text:style-name="P41"><text:span text:style-name="T31">P</text:span><text:span text:style-name="T31">o</text:span><text:span text:style-name="T31">n</text:span><text:span text:style-name="T31">e</text:span><text:span text:style-name="T31"> </text:span><text:span text:style-name="T31">u</text:span><text:span text:style-name="T31">n</text:span><text:span text:style-name="T31">a</text:span><text:span text:style-name="T31"> </text:span><text:span text:style-name="T31">U</text:span><text:span text:style-name="T31">R</text:span><text:span text:style-name="T31">L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51" draw:name="Línea 14" draw:style-name="gr8" draw:text-style-name="P41" svg:x1="4.129cm" svg:y1="5.492cm" svg:x2="13.146cm" svg:y2="2.649cm"><text:p/></draw:line><draw:frame text:anchor-type="paragraph" draw:z-index="152" draw:name="Marco de texto 1" draw:style-name="gr9" draw:text-style-name="P51" svg:width="1.763cm" svg:height="1.763cm" svg:x="4.967cm" svg:y="4.581cm"><draw:text-box><text:p>NO</text:p></draw:text-box></draw:frame><draw:frame text:anchor-type="paragraph" draw:z-index="153" draw:name="Marco de texto 2" draw:style-name="gr10" draw:text-style-name="P51" svg:width="1.308cm" svg:height="0.682cm" svg:x="4.759cm" svg:y="8.026cm"><draw:text-box><text:p>si</text:p></draw:text-box></draw:frame></text:p>
      <text:p text:style-name="P52"/>
      <text:p text:style-name="P48"/>
      <text:p text:style-name="P53"><text:span text:style-name="T33">Opcion 2:</text:span> </text:p>
      <text:p text:style-name="P53"><draw:custom-shape text:anchor-type="paragraph" draw:z-index="22" draw:name="Forma 25" draw:style-name="gr6" draw:text-style-name="P38" svg:width="4.892cm" svg:height="2.655cm" svg:x="-0.293cm" svg:y="0.422cm"><text:p text:style-name="P37"><text:span text:style-name="T31">CARGA LA FUNCION</text:span></text:p><text:p text:style-name="P37"><text:span text:style-name="T31">mostrar_paginas</text:span></text:p><draw:enhanced-geometry svg:viewBox="0 0 21600 21600" draw:type="rectangle" draw:enhanced-path="M 0 0 L 21600 0 21600 21600 0 21600 0 0 Z N"/></draw:custom-shape></text:p>
      <text:p text:style-name="P53"><draw:custom-shape text:anchor-type="paragraph" draw:z-index="23" draw:name="Forma 26" draw:style-name="gr6" draw:text-style-name="P38" svg:width="4.892cm" svg:height="2.655cm" svg:x="5.81cm" svg:y="1.669cm"><text:p text:style-name="P37"><text:span text:style-name="T31">Carga y muestra las paginas</text:span></text:p><text:p text:style-name="P37"><text:span text:style-name="T31">Disponibles (agregadas) en</text:span></text:p><text:p text:style-name="P37"><text:span text:style-name="T31">El archivo paginas.txt</text:span></text:p><draw:enhanced-geometry svg:viewBox="0 0 21600 21600" draw:type="rectangle" draw:enhanced-path="M 0 0 L 21600 0 21600 21600 0 21600 0 0 Z N"/></draw:custom-shape><draw:custom-shape text:anchor-type="paragraph" draw:z-index="24" draw:name="Forma 27" draw:style-name="gr11" draw:text-style-name="P38" svg:width="6.254cm" svg:height="2.655cm" svg:x="11.709cm" svg:y="0.159cm"><text:p text:style-name="P54"><text:span text:style-name="T31">URLs:</text:span></text:p><text:p text:style-name="P37"><text:span text:style-name="T31"><text:s text:c="5"/>1</text:span><text:span text:style-name="T31"><text:tab/></text:span><text:span text:style-name="T31">https://wikipedia.com</text:span></text:p><text:p text:style-name="P37"><text:span text:style-name="T31"/></text:p><draw:enhanced-geometry svg:viewBox="0 0 21600 21600" draw:type="rectangle" draw:enhanced-path="M 0 0 L 21600 0 21600 21600 0 21600 0 0 Z N"/></draw:custom-shape><draw:line text:anchor-type="paragraph" draw:z-index="25" draw:name="Línea 26" draw:style-name="gr2" draw:text-style-name="P41" svg:x1="4.196cm" svg:y1="1.834cm" svg:x2="6.172cm" svg:y2="3.91cm"><text:p/></draw:line><draw:line text:anchor-type="paragraph" draw:z-index="26" draw:name="Línea 27" draw:style-name="gr2" draw:text-style-name="P41" svg:x1="10.493cm" svg:y1="3.81cm" svg:x2="12.033cm" svg:y2="2.404cm"><text:p/></draw:line><draw:custom-shape text:anchor-type="paragraph" draw:z-index="27" draw:name="Forma 28" draw:style-name="gr6" draw:text-style-name="P38" svg:width="4.892cm" svg:height="2.655cm" svg:x="5.81cm" svg:y="5.669cm"><text:p text:style-name="P37"><text:span text:style-name="T31">Pide al usuario presionar</text:span></text:p><text:p text:style-name="P37"><text:span text:style-name="T31">[Enter] para ir al inicio</text:span></text:p><draw:enhanced-geometry svg:viewBox="0 0 21600 21600" draw:type="rectangle" draw:enhanced-path="M 0 0 L 21600 0 21600 21600 0 21600 0 0 Z N"/></draw:custom-shape><draw:line text:anchor-type="paragraph" draw:z-index="28" draw:name="Línea 28" draw:style-name="gr2" draw:text-style-name="P41" svg:x1="8.25cm" svg:y1="3.748cm" svg:x2="8.317cm" svg:y2="6.159cm"><text:p/></draw:line><draw:custom-shape text:anchor-type="paragraph" draw:z-index="146" draw:name="Forma 78" draw:style-name="gr6" draw:text-style-name="P38" svg:width="4.892cm" svg:height="2.655cm" svg:x="5.833cm" svg:y="9.67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47" draw:name="Línea 72" draw:style-name="gr2" draw:text-style-name="P41" svg:x1="7.061cm" svg:y1="7.826cm" svg:x2="6.929cm" svg:y2="10.571cm"><text:p/></draw:line></text:p>
      <text:p text:style-name="P55">Opcion 3: Buscar palabra y analizar</text:p>
      <text:p text:style-name="P56"><draw:custom-shape text:anchor-type="paragraph" draw:z-index="54" draw:name="Forma 30" draw:style-name="gr6" draw:text-style-name="P38" svg:width="4.892cm" svg:height="2.655cm" svg:x="5.681cm" svg:y="1.083cm"><text:p text:style-name="P37"><text:span text:style-name="T31">Pide al usuario una palabra</text:span></text:p><draw:enhanced-geometry svg:viewBox="0 0 21600 21600" draw:type="rectangle" draw:enhanced-path="M 0 0 L 21600 0 21600 21600 0 21600 0 0 Z N"/></draw:custom-shape></text:p>
      <text:p text:style-name="P56"><draw:custom-shape text:anchor-type="paragraph" draw:z-index="55" draw:name="Forma 32" draw:style-name="gr6" draw:text-style-name="P38" svg:width="4.892cm" svg:height="2.655cm" svg:x="11.682cm" svg:y="1.416cm"><text:p text:style-name="P37"><text:span text:style-name="T31">Busca la palabra en los</text:span></text:p><text:p text:style-name="P37"><text:span text:style-name="T31">Enlaces cargados en</text:span></text:p><text:p text:style-name="P37"><text:span text:style-name="T31">Paginas.txt</text:span></text:p><draw:enhanced-geometry svg:viewBox="0 0 21600 21600" draw:type="rectangle" draw:enhanced-path="M 0 0 L 21600 0 21600 21600 0 21600 0 0 Z N"/></draw:custom-shape><draw:line text:anchor-type="paragraph" draw:z-index="57" draw:name="Línea 30" draw:style-name="gr2" draw:text-style-name="P41" svg:x1="4.15cm" svg:y1="0.459cm" svg:x2="6.399cm" svg:y2="0.824cm"><text:p/></draw:line></text:p>
      <text:p text:style-name="P56"><draw:custom-shape text:anchor-type="paragraph" draw:z-index="53" draw:name="Forma 31" draw:style-name="gr6" draw:text-style-name="P38" svg:width="4.892cm" svg:height="2.655cm" svg:x="-0.319cm" svg:y="-0.584cm"><text:p text:style-name="P37"><text:span text:style-name="T31">CARGA LA FUNCION</text:span></text:p><text:p text:style-name="P37"><text:span text:style-name="T31">buscar_analizar</text:span></text:p><draw:enhanced-geometry svg:viewBox="0 0 21600 21600" draw:type="rectangle" draw:enhanced-path="M 0 0 L 21600 0 21600 21600 0 21600 0 0 Z N"/></draw:custom-shape><draw:custom-shape text:anchor-type="paragraph" draw:z-index="56" draw:name="Forma 33" draw:style-name="gr6" draw:text-style-name="P38" svg:width="4.892cm" svg:height="2.655cm" svg:x="11.947cm" svg:y="6.565cm"><text:p text:style-name="P37"><text:span text:style-name="T31">Muestra en terminal </text:span></text:p><text:p text:style-name="P37"><text:span text:style-name="T31">La cantidad de veces que</text:span></text:p><text:p text:style-name="P37"><text:span text:style-name="T31">Se encuentra la palabra</text:span></text:p><text:p text:style-name="P37"><text:span text:style-name="T31">En cada una de las paginas</text:span></text:p><draw:enhanced-geometry svg:viewBox="0 0 21600 21600" draw:type="rectangle" draw:enhanced-path="M 0 0 L 21600 0 21600 21600 0 21600 0 0 Z N"/></draw:custom-shape><draw:line text:anchor-type="paragraph" draw:z-index="58" draw:name="Línea 31" draw:style-name="gr2" draw:text-style-name="P41" svg:x1="9.74cm" svg:y1="0.381cm" svg:x2="12.287cm" svg:y2="1.175cm"><text:p/></draw:line><draw:line text:anchor-type="paragraph" draw:z-index="59" draw:name="Línea 32" draw:style-name="gr2" draw:text-style-name="P41" svg:x1="12.617cm" svg:y1="3.126cm" svg:x2="12.386cm" svg:y2="7.095cm"><text:p/></draw:line><draw:custom-shape text:anchor-type="paragraph" draw:z-index="60" draw:name="Forma 34" draw:style-name="gr6" draw:text-style-name="P38" svg:width="4.892cm" svg:height="2.655cm" svg:x="5.547cm" svg:y="3.417cm"><text:p text:style-name="P37"><text:span text:style-name="T31">Si algo falla, muestra el </text:span></text:p><text:p text:style-name="P37"><text:span text:style-name="T31">Error y la posible causa.</text:span></text:p><text:p text:style-name="P37"><text:span text:style-name="T31"/></text:p><draw:enhanced-geometry svg:viewBox="0 0 21600 21600" draw:type="rectangle" draw:enhanced-path="M 0 0 L 21600 0 21600 21600 0 21600 0 0 Z N"/></draw:custom-shape><draw:line text:anchor-type="paragraph" draw:z-index="61" draw:name="Línea 33" draw:style-name="gr2" draw:text-style-name="P41" svg:x1="11.891cm" svg:y1="2.794cm" svg:x2="10.005cm" svg:y2="3.754cm"><text:p/></draw:line><draw:custom-shape text:anchor-type="paragraph" draw:z-index="62" draw:name="Forma 35" draw:style-name="gr6" draw:text-style-name="P38" svg:width="4.892cm" svg:height="2.655cm" svg:x="5.048cm" svg:y="7.433cm"><text:p text:style-name="P37"><text:span text:style-name="T31">Carga los resultados</text:span></text:p><text:p text:style-name="P37"><text:span text:style-name="T31">En el archivo</text:span></text:p><text:p text:style-name="P37"><text:span text:style-name="T31">Resultados.txt</text:span></text:p><draw:enhanced-geometry svg:viewBox="0 0 21600 21600" draw:type="rectangle" draw:enhanced-path="M 0 0 L 21600 0 21600 21600 0 21600 0 0 Z N"/></draw:custom-shape><draw:line text:anchor-type="paragraph" draw:z-index="63" draw:name="Línea 34" draw:style-name="gr2" draw:text-style-name="P41" svg:x1="8.648cm" svg:y1="5.507cm" svg:x2="8.285cm" svg:y2="7.855cm"><text:p/></draw:line><draw:line text:anchor-type="paragraph" draw:z-index="64" draw:name="Línea 35" draw:style-name="gr2" draw:text-style-name="P41" svg:x1="12.254cm" svg:y1="7.888cm" svg:x2="9.774cm" svg:y2="9.408cm"><text:p/></draw:line><draw:custom-shape text:anchor-type="paragraph" draw:z-index="65" draw:name="Forma 36" draw:style-name="gr6" draw:text-style-name="P38" svg:width="4.892cm" svg:height="2.655cm" svg:x="11.396cm" svg:y="11.361cm"><text:p text:style-name="P37"><text:span text:style-name="T31">En caso de no haber</text:span></text:p><text:p text:style-name="P37"><text:span text:style-name="T31">Encontrado contenido</text:span></text:p><text:p text:style-name="P37"><text:span text:style-name="T31">O de alguna falla</text:span></text:p><text:p text:style-name="P37"><text:span text:style-name="T31">El archivo resultados.txt</text:span></text:p><text:p text:style-name="P37"><text:span text:style-name="T31">Permanecera vacio</text:span></text:p><draw:enhanced-geometry svg:viewBox="0 0 21600 21600" draw:type="rectangle" draw:enhanced-path="M 0 0 L 21600 0 21600 21600 0 21600 0 0 Z N"/></draw:custom-shape><draw:custom-shape text:anchor-type="paragraph" draw:z-index="66" draw:name="Forma 37" draw:style-name="gr6" draw:text-style-name="P38" svg:width="4.892cm" svg:height="2.655cm" svg:x="-0.658cm" svg:y="11.049cm"><text:p text:style-name="P37"><text:span text:style-name="T31">Avisa que finalizo y que</text:span></text:p><text:p text:style-name="P37"><text:span text:style-name="T31">Los resultados estan</text:span></text:p><text:p text:style-name="P37"><text:span text:style-name="T31">Cargados en</text:span></text:p><text:p text:style-name="P37"><text:span text:style-name="T31">resultados.txt</text:span></text:p><draw:enhanced-geometry svg:viewBox="0 0 21600 21600" draw:type="rectangle" draw:enhanced-path="M 0 0 L 21600 0 21600 21600 0 21600 0 0 Z N"/></draw:custom-shape><draw:line text:anchor-type="paragraph" draw:z-index="67" draw:name="Línea 36" draw:style-name="gr2" draw:text-style-name="P41" svg:x1="9.079cm" svg:y1="9.673cm" svg:x2="11.758cm" svg:y2="12.023cm"><text:p/></draw:line><draw:line text:anchor-type="paragraph" draw:z-index="68" draw:name="Línea 37" draw:style-name="gr2" draw:text-style-name="P41" svg:x1="6.202cm" svg:y1="8.749cm" svg:x2="3.754cm" svg:y2="11.361cm"><text:p/></draw:line><draw:custom-shape text:anchor-type="paragraph" draw:z-index="69" draw:name="Forma 38" draw:style-name="gr6" draw:text-style-name="P38" svg:width="4.892cm" svg:height="2.655cm" svg:x="4.343cm" svg:y="15.05cm"><text:p text:style-name="P37"><text:span text:style-name="T31">Espera que el usuario</text:span></text:p><text:p text:style-name="P37"><text:span text:style-name="T31">Presione [Enter]</text:span></text:p><draw:enhanced-geometry svg:viewBox="0 0 21600 21600" draw:type="rectangle" draw:enhanced-path="M 0 0 L 21600 0 21600 21600 0 21600 0 0 Z N"/></draw:custom-shape><draw:line text:anchor-type="paragraph" draw:z-index="70" draw:name="Línea 38" draw:style-name="gr2" draw:text-style-name="P41" svg:x1="3.522cm" svg:y1="12.915cm" svg:x2="5.011cm" svg:y2="15.626cm"><text:p/></draw:line><draw:line text:anchor-type="paragraph" draw:z-index="71" draw:name="Línea 39" draw:style-name="gr2" draw:text-style-name="P41" svg:x1="11.626cm" svg:y1="13.577cm" svg:x2="8.218cm" svg:y2="15.362cm"><text:p/></draw:line><draw:custom-shape text:anchor-type="paragraph" draw:z-index="72" draw:name="Forma 39" draw:style-name="gr6" draw:text-style-name="P38" svg:width="4.892cm" svg:height="2.655cm" svg:x="4.343cm" svg:y="19.05cm"><text:p text:style-name="P37"><text:span text:style-name="T31">Termina</text:span></text:p><draw:enhanced-geometry svg:viewBox="0 0 21600 21600" draw:type="rectangle" draw:enhanced-path="M 0 0 L 21600 0 21600 21600 0 21600 0 0 Z N"/></draw:custom-shape><draw:line text:anchor-type="paragraph" draw:z-index="73" draw:name="Línea 40" draw:style-name="gr2" draw:text-style-name="P41" svg:x1="6.863cm" svg:y1="17.082cm" svg:x2="6.995cm" svg:y2="19.86cm"><text:p/></draw:line><draw:custom-shape text:anchor-type="paragraph" draw:z-index="144" draw:name="Forma 77" draw:style-name="gr6" draw:text-style-name="P38" svg:width="4.892cm" svg:height="2.655cm" svg:x="10.499cm" svg:y="20.523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45" draw:name="Línea 71" draw:style-name="gr2" draw:text-style-name="P41" svg:x1="8.715cm" svg:y1="20.819cm" svg:x2="11.327cm" svg:y2="21.216cm"><text:p/></draw:line></text:p>
      <text:p text:style-name="P55"><draw:custom-shape text:anchor-type="paragraph" draw:z-index="74" draw:name="Forma 40" draw:style-name="gr6" draw:text-style-name="P38" svg:width="4.892cm" svg:height="2.655cm" svg:x="-0.155cm" svg:y="1.358cm"><text:p text:style-name="P37"><text:span text:style-name="T31">CARGA LA FUNCION</text:span></text:p><text:p text:style-name="P37"><text:span text:style-name="T31">mostrar_resultados</text:span></text:p><draw:enhanced-geometry svg:viewBox="0 0 21600 21600" draw:type="rectangle" draw:enhanced-path="M 0 0 L 21600 0 21600 21600 0 21600 0 0 Z N"/></draw:custom-shape><draw:custom-shape text:anchor-type="paragraph" draw:z-index="75" draw:name="Forma 41" draw:style-name="gr6" draw:text-style-name="P38" svg:width="4.892cm" svg:height="2.655cm" svg:x="5.78cm" svg:y="2.058cm"><text:p text:style-name="P37"><text:span text:style-name="T31">Pide al usuario la palabra</text:span></text:p><text:p text:style-name="P37"><text:span text:style-name="T31">Clave para buscar sus </text:span></text:p><text:p text:style-name="P37"><text:span text:style-name="T31">resultados</text:span></text:p><draw:enhanced-geometry svg:viewBox="0 0 21600 21600" draw:type="rectangle" draw:enhanced-path="M 0 0 L 21600 0 21600 21600 0 21600 0 0 Z N"/></draw:custom-shape><draw:line text:anchor-type="paragraph" draw:z-index="76" draw:name="Línea 41" draw:style-name="gr2" draw:text-style-name="P41" svg:x1="4.415cm" svg:y1="1.67cm" svg:x2="6.433cm" svg:y2="2.43cm"><text:p/></draw:line><draw:custom-shape text:anchor-type="paragraph" draw:z-index="77" draw:name="Forma 42" draw:style-name="gr12" draw:text-style-name="P38" svg:width="6.095cm" svg:height="2.655cm" svg:x="11.781cm" svg:y="3.725cm"><text:p text:style-name="P37"><text:span text:style-name="T31">Imprime en terminal </text:span></text:p><text:p text:style-name="P37"><text:span text:style-name="T31">Los resultados de la busqueda de la</text:span></text:p><text:p text:style-name="P37"><text:span text:style-name="T31">Palabra guardados en</text:span></text:p><text:p text:style-name="P37"><text:span text:style-name="T31">Resultados.txt</text:span></text:p><text:p text:style-name="P37"><text:span text:style-name="T31"/></text:p><draw:enhanced-geometry svg:viewBox="0 0 21600 21600" draw:type="rectangle" draw:enhanced-path="M 0 0 L 21600 0 21600 21600 0 21600 0 0 Z N"/></draw:custom-shape><draw:custom-shape text:anchor-type="paragraph" draw:z-index="78" draw:name="Forma 43" draw:style-name="gr13" draw:text-style-name="P38" svg:width="6.476cm" svg:height="2.655cm" svg:x="11.492cm" svg:y="7.999cm"><text:p text:style-name="P37"><text:span text:style-name="T31">--- Resultados para 'wiki' ---</text:span></text:p><text:p text:style-name="P37"><text:span text:style-name="T31">wiki - https://wikipedia.com - 10</text:span></text:p><text:p text:style-name="P37"><text:span text:style-name="T31"/></text:p><draw:enhanced-geometry svg:viewBox="0 0 21600 21600" draw:type="rectangle" draw:enhanced-path="M 0 0 L 21600 0 21600 21600 0 21600 0 0 Z N"/></draw:custom-shape><draw:line text:anchor-type="paragraph" draw:z-index="79" draw:name="Línea 42" draw:style-name="gr2" draw:text-style-name="P41" svg:x1="9.805cm" svg:y1="4.216cm" svg:x2="12.617cm" svg:y2="5.375cm"><text:p/></draw:line><draw:line text:anchor-type="paragraph" draw:z-index="80" draw:name="Línea 43" draw:style-name="gr2" draw:text-style-name="P41" svg:x1="13.245cm" svg:y1="6.101cm" svg:x2="13.411cm" svg:y2="8.449cm"><text:p/></draw:line><draw:custom-shape text:anchor-type="paragraph" draw:z-index="88" draw:name="Forma 47" draw:style-name="gr6" draw:text-style-name="P38" svg:width="4.892cm" svg:height="2.655cm" svg:x="5.846cm" svg:y="10.359cm"><text:p text:style-name="P37"><text:span text:style-name="T31">Espera que el usuario </text:span></text:p><text:p text:style-name="P37"><text:span text:style-name="T31">Presione [Enter] </text:span></text:p><draw:enhanced-geometry svg:viewBox="0 0 21600 21600" draw:type="rectangle" draw:enhanced-path="M 0 0 L 21600 0 21600 21600 0 21600 0 0 Z N"/></draw:custom-shape><draw:line text:anchor-type="paragraph" draw:z-index="89" draw:name="Línea 47" draw:style-name="gr2" draw:text-style-name="P41" svg:x1="12.42cm" svg:y1="10.005cm" svg:x2="9.608cm" svg:y2="10.698cm"><text:p/></draw:line><draw:custom-shape text:anchor-type="paragraph" draw:z-index="90" draw:name="Forma 48" draw:style-name="gr6" draw:text-style-name="P38" svg:width="4.892cm" svg:height="2.655cm" svg:x="1.409cm" svg:y="14.113cm"><text:p text:style-name="P37"><text:span text:style-name="T31">Termina</text:span></text:p><draw:enhanced-geometry svg:viewBox="0 0 21600 21600" draw:type="rectangle" draw:enhanced-path="M 0 0 L 21600 0 21600 21600 0 21600 0 0 Z N"/></draw:custom-shape><draw:line text:anchor-type="paragraph" draw:z-index="91" draw:name="Línea 48" draw:style-name="gr2" draw:text-style-name="P41" svg:x1="6.3cm" svg:y1="12.088cm" svg:x2="4.944cm" svg:y2="14.799cm"><text:p/></draw:line><draw:custom-shape text:anchor-type="paragraph" draw:z-index="142" draw:name="Forma 76" draw:style-name="gr6" draw:text-style-name="P38" svg:width="4.892cm" svg:height="2.655cm" svg:x="6.465cm" svg:y="17.75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43" draw:name="Línea 70" draw:style-name="gr2" draw:text-style-name="P41" svg:x1="5.704cm" svg:y1="15.891cm" svg:x2="7.491cm" svg:y2="18.604cm"><text:p/></draw:line>Opcion 4: Mostrar resultados de busqueda</text:p>
      <text:p text:style-name="P55">Opcion 5: Limpieza y respaldo</text:p>
      <text:p text:style-name="P56"><draw:custom-shape text:anchor-type="paragraph" draw:z-index="92" draw:name="Forma 49" draw:style-name="gr6" draw:text-style-name="P38" svg:width="4.892cm" svg:height="2.655cm" svg:x="-0.123cm" svg:y="1.469cm"><text:p text:style-name="P37"><text:span text:style-name="T31">CARGA LA FUNCION</text:span></text:p><text:p text:style-name="P37"><text:span text:style-name="T31">limpieza_y_respaldo</text:span></text:p><draw:enhanced-geometry svg:viewBox="0 0 21600 21600" draw:type="rectangle" draw:enhanced-path="M 0 0 L 21600 0 21600 21600 0 21600 0 0 Z N"/></draw:custom-shape></text:p>
      <text:p text:style-name="P56"><draw:custom-shape text:anchor-type="paragraph" draw:z-index="93" draw:name="Forma 50" draw:style-name="gr6" draw:text-style-name="P38" svg:width="4.892cm" svg:height="2.655cm" svg:x="11.832cm" svg:y="2.72cm"><text:p text:style-name="P37"><text:span text:style-name="T31">Hace copias de los archivos</text:span></text:p><text:p text:style-name="P37"><text:span text:style-name="T31">Paginas.txt y resultados.txt</text:span></text:p><text:p text:style-name="P37"><text:span text:style-name="T31"/></text:p><draw:enhanced-geometry svg:viewBox="0 0 21600 21600" draw:type="rectangle" draw:enhanced-path="M 0 0 L 21600 0 21600 21600 0 21600 0 0 Z N"/></draw:custom-shape><draw:custom-shape text:anchor-type="paragraph" draw:z-index="94" draw:name="Forma 51" draw:style-name="gr6" draw:text-style-name="P38" svg:width="4.892cm" svg:height="2.655cm" svg:x="5.877cm" svg:y="1.469cm"><text:p text:style-name="P37"><text:span text:style-name="T31">Crea la variable fecha </text:span></text:p><text:p text:style-name="P37"><text:span text:style-name="T31">Usando date y asignando un</text:span></text:p><text:p text:style-name="P37"><text:span text:style-name="T31">Orden especifico</text:span></text:p><draw:enhanced-geometry svg:viewBox="0 0 21600 21600" draw:type="rectangle" draw:enhanced-path="M 0 0 L 21600 0 21600 21600 0 21600 0 0 Z N"/></draw:custom-shape><draw:custom-shape text:anchor-type="paragraph" draw:z-index="95" draw:name="Forma 52" draw:style-name="gr6" draw:text-style-name="P38" svg:width="4.892cm" svg:height="2.655cm" svg:x="6.165cm" svg:y="5.387cm"><text:p text:style-name="P37"><text:span text:style-name="T31">Asigna a los archivos</text:span></text:p><text:p text:style-name="P37"><text:span text:style-name="T31">COPIA la fecha actual</text:span></text:p><draw:enhanced-geometry svg:viewBox="0 0 21600 21600" draw:type="rectangle" draw:enhanced-path="M 0 0 L 21600 0 21600 21600 0 21600 0 0 Z N"/></draw:custom-shape><draw:custom-shape text:anchor-type="paragraph" draw:z-index="96" draw:name="Forma 53" draw:style-name="gr6" draw:text-style-name="P38" svg:width="4.892cm" svg:height="2.655cm" svg:x="-0.011cm" svg:y="6.856cm"><text:p text:style-name="P37"><text:span text:style-name="T31">Avisa al usuario que se</text:span></text:p><text:p text:style-name="P37"><text:span text:style-name="T31">Esta haciendo el respaldo</text:span></text:p><text:p text:style-name="P37"><text:span text:style-name="T31">Y la limpieza de los archivos</text:span></text:p><draw:enhanced-geometry svg:viewBox="0 0 21600 21600" draw:type="rectangle" draw:enhanced-path="M 0 0 L 21600 0 21600 21600 0 21600 0 0 Z N"/></draw:custom-shape><draw:custom-shape text:anchor-type="paragraph" draw:z-index="97" draw:name="Forma 54" draw:style-name="gr6" draw:text-style-name="P38" svg:width="4.892cm" svg:height="2.655cm" svg:x="5.99cm" svg:y="9.523cm"><text:p text:style-name="P37"><text:span text:style-name="T31">Limpia el contenido</text:span></text:p><text:p text:style-name="P37"><text:span text:style-name="T31">De los archivos originales.</text:span></text:p><text:p text:style-name="P37"><text:span text:style-name="T31">Paginas.txt y resultados.txt</text:span></text:p><draw:enhanced-geometry svg:viewBox="0 0 21600 21600" draw:type="rectangle" draw:enhanced-path="M 0 0 L 21600 0 21600 21600 0 21600 0 0 Z N"/></draw:custom-shape><draw:custom-shape text:anchor-type="paragraph" draw:z-index="98" draw:name="Forma 55" draw:style-name="gr6" draw:text-style-name="P38" svg:width="4.892cm" svg:height="2.655cm" svg:x="11.658cm" svg:y="11.19cm"><text:p text:style-name="P37"><text:span text:style-name="T31">Avisa al usuario que el </text:span></text:p><text:p text:style-name="P37"><text:span text:style-name="T31">Contenido de los archivos</text:span></text:p><text:p text:style-name="P37"><text:span text:style-name="T31">Originales, se borro.</text:span></text:p><draw:enhanced-geometry svg:viewBox="0 0 21600 21600" draw:type="rectangle" draw:enhanced-path="M 0 0 L 21600 0 21600 21600 0 21600 0 0 Z N"/></draw:custom-shape><draw:custom-shape text:anchor-type="paragraph" draw:z-index="99" draw:name="Forma 56" draw:style-name="gr6" draw:text-style-name="P38" svg:width="4.892cm" svg:height="2.655cm" svg:x="11.658cm" svg:y="15.191cm"><text:p text:style-name="P37"><text:span text:style-name="T31">Avisa al usuario que se </text:span></text:p><text:p text:style-name="P37"><text:span text:style-name="T31">Termino la limpieza y </text:span></text:p><text:p text:style-name="P37"><text:span text:style-name="T31">El respaldo</text:span></text:p><draw:enhanced-geometry svg:viewBox="0 0 21600 21600" draw:type="rectangle" draw:enhanced-path="M 0 0 L 21600 0 21600 21600 0 21600 0 0 Z N"/></draw:custom-shape><draw:line text:anchor-type="paragraph" draw:z-index="100" draw:name="Línea 49" draw:style-name="gr2" draw:text-style-name="P41" svg:x1="4.117cm" svg:y1="1.408cm" svg:x2="6.498cm" svg:y2="1.937cm"><text:p/></draw:line><draw:line text:anchor-type="paragraph" draw:z-index="101" draw:name="Línea 50" draw:style-name="gr2" draw:text-style-name="P41" svg:x1="10.599cm" svg:y1="2.002cm" svg:x2="12.451cm" svg:y2="3.094cm"><text:p/></draw:line><draw:line text:anchor-type="paragraph" draw:z-index="102" draw:name="Línea 51" draw:style-name="gr2" draw:text-style-name="P41" svg:x1="12.121cm" svg:y1="4.946cm" svg:x2="9.805cm" svg:y2="6.17cm"><text:p/></draw:line><draw:line text:anchor-type="paragraph" draw:z-index="103" draw:name="Línea 52" draw:style-name="gr2" draw:text-style-name="P41" svg:x1="6.366cm" svg:y1="7.493cm" svg:x2="3.39cm" svg:y2="7.26cm"><text:p/></draw:line><draw:line text:anchor-type="paragraph" draw:z-index="104" draw:name="Línea 53" draw:style-name="gr2" draw:text-style-name="P41" svg:x1="4.449cm" svg:y1="9.013cm" svg:x2="6.532cm" svg:y2="10.006cm"><text:p/></draw:line><draw:line text:anchor-type="paragraph" draw:z-index="105" draw:name="Línea 54" draw:style-name="gr2" draw:text-style-name="P41" svg:x1="10.202cm" svg:y1="11.792cm" svg:x2="12.186cm" svg:y2="11.494cm"><text:p/></draw:line><draw:line text:anchor-type="paragraph" draw:z-index="106" draw:name="Línea vertical 1" draw:style-name="gr2" draw:text-style-name="P41" svg:x1="12.088cm" svg:y1="13.413cm" svg:x2="12.088cm" svg:y2="15.727cm"><text:p/></draw:line><draw:custom-shape text:anchor-type="paragraph" draw:z-index="107" draw:name="Forma 57" draw:style-name="gr6" draw:text-style-name="P38" svg:width="4.892cm" svg:height="2.655cm" svg:x="5.657cm" svg:y="15.524cm"><text:p text:style-name="P37"><text:span text:style-name="T31">Espera a que el usuario</text:span></text:p><text:p text:style-name="P37"><text:span text:style-name="T31">Presione la tecla [Enter]</text:span></text:p><draw:enhanced-geometry svg:viewBox="0 0 21600 21600" draw:type="rectangle" draw:enhanced-path="M 0 0 L 21600 0 21600 21600 0 21600 0 0 Z N"/></draw:custom-shape><draw:custom-shape text:anchor-type="paragraph" draw:z-index="108" draw:name="Forma 58" draw:style-name="gr6" draw:text-style-name="P38" svg:width="4.892cm" svg:height="2.655cm" svg:x="5.657cm" svg:y="20.013cm"><text:p text:style-name="P37"><text:span text:style-name="T31">Termina</text:span></text:p><draw:enhanced-geometry svg:viewBox="0 0 21600 21600" draw:type="rectangle" draw:enhanced-path="M 0 0 L 21600 0 21600 21600 0 21600 0 0 Z N"/></draw:custom-shape><draw:line text:anchor-type="paragraph" draw:z-index="109" draw:name="Línea 55" draw:style-name="gr2" draw:text-style-name="P41" svg:x1="12.155cm" svg:y1="17.579cm" svg:x2="9.509cm" svg:y2="15.662cm"><text:p/></draw:line><draw:line text:anchor-type="paragraph" draw:z-index="110" draw:name="Línea 56" draw:style-name="gr2" draw:text-style-name="P41" svg:x1="8.318cm" svg:y1="17.646cm" svg:x2="8.119cm" svg:y2="20.953cm"><text:p/></draw:line><draw:custom-shape text:anchor-type="paragraph" draw:z-index="140" draw:name="Forma 75" draw:style-name="gr6" draw:text-style-name="P38" svg:width="4.892cm" svg:height="2.655cm" svg:x="-0.15cm" svg:y="19.84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41" draw:name="Línea 69" draw:style-name="gr2" draw:text-style-name="P41" svg:x1="5.937cm" svg:y1="22.442cm" svg:x2="3.953cm" svg:y2="21.781cm"><text:p/></draw:line></text:p>
      <text:p text:style-name="P57">Opcion [Aa]: Todo de corrido</text:p>
      <text:p text:style-name="P58"><draw:custom-shape text:anchor-type="paragraph" draw:z-index="125" draw:name="Forma 74" draw:style-name="gr6" draw:text-style-name="P38" svg:width="4.892cm" svg:height="2.655cm" svg:x="5.941cm" svg:y="1.441cm"><text:p text:style-name="P37"><text:span text:style-name="T31">Imprime al usuario que el</text:span></text:p><text:p text:style-name="P37"><text:span text:style-name="T31">Modo automatico inicio</text:span></text:p><draw:enhanced-geometry svg:viewBox="0 0 21600 21600" draw:type="rectangle" draw:enhanced-path="M 0 0 L 21600 0 21600 21600 0 21600 0 0 Z N"/></draw:custom-shape></text:p>
      <text:p text:style-name="P58"><draw:custom-shape text:anchor-type="paragraph" draw:z-index="113" draw:name="Forma 61" draw:style-name="gr6" draw:text-style-name="P38" svg:width="4.892cm" svg:height="2.655cm" svg:x="0.273cm" svg:y="5.442cm"><text:p text:style-name="P37"><text:span text:style-name="T31">CARGA LA FUNCION</text:span></text:p><text:p text:style-name="P37"><text:span text:style-name="T31">agregar_pagina</text:span></text:p><draw:enhanced-geometry svg:viewBox="0 0 21600 21600" draw:type="rectangle" draw:enhanced-path="M 0 0 L 21600 0 21600 21600 0 21600 0 0 Z N"/></draw:custom-shape><draw:custom-shape text:anchor-type="paragraph" draw:z-index="114" draw:name="Forma 62" draw:style-name="gr6" draw:text-style-name="P38" svg:width="4.892cm" svg:height="2.655cm" svg:x="12.263cm" svg:y="5.837cm"><text:p text:style-name="P37"><text:span text:style-name="T31">CARGA LA FUNCION</text:span></text:p><text:p text:style-name="P37"><text:span text:style-name="T31">mostrar_paginas</text:span></text:p><draw:enhanced-geometry svg:viewBox="0 0 21600 21600" draw:type="rectangle" draw:enhanced-path="M 0 0 L 21600 0 21600 21600 0 21600 0 0 Z N"/></draw:custom-shape><draw:custom-shape text:anchor-type="paragraph" draw:z-index="115" draw:name="Forma 63" draw:style-name="gr6" draw:text-style-name="P38" svg:width="4.892cm" svg:height="2.655cm" svg:x="6.456cm" svg:y="5.373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16" draw:name="Forma 64" draw:style-name="gr6" draw:text-style-name="P38" svg:width="4.892cm" svg:height="2.655cm" svg:x="12.263cm" svg:y="9.837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17" draw:name="Forma 65" draw:style-name="gr6" draw:text-style-name="P38" svg:width="4.892cm" svg:height="2.655cm" svg:x="6.262cm" svg:y="9.837cm"><text:p text:style-name="P37"><text:span text:style-name="T31">CARGA LA FUNCION</text:span></text:p><text:p text:style-name="P37"><text:span text:style-name="T31">buscar_analizar</text:span></text:p><draw:enhanced-geometry svg:viewBox="0 0 21600 21600" draw:type="rectangle" draw:enhanced-path="M 0 0 L 21600 0 21600 21600 0 21600 0 0 Z N"/></draw:custom-shape><draw:custom-shape text:anchor-type="paragraph" draw:z-index="119" draw:name="Forma 67" draw:style-name="gr6" draw:text-style-name="P38" svg:width="4.892cm" svg:height="2.655cm" svg:x="0.261cm" svg:y="13.838cm"><text:p text:style-name="P37"><text:span text:style-name="T31">CARGA LA FUNCION</text:span></text:p><text:p text:style-name="P37"><text:span text:style-name="T31">mostrar_resultados</text:span></text:p><draw:enhanced-geometry svg:viewBox="0 0 21600 21600" draw:type="rectangle" draw:enhanced-path="M 0 0 L 21600 0 21600 21600 0 21600 0 0 Z N"/></draw:custom-shape><draw:custom-shape text:anchor-type="paragraph" draw:z-index="120" draw:name="Forma 68" draw:style-name="gr6" draw:text-style-name="P38" svg:width="4.892cm" svg:height="2.655cm" svg:x="6.262cm" svg:y="13.838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21" draw:name="Forma 69" draw:style-name="gr6" draw:text-style-name="P38" svg:width="4.892cm" svg:height="2.655cm" svg:x="12.263cm" svg:y="13.838cm"><text:p text:style-name="P37"><text:span text:style-name="T31">CARGA LA FUNCION</text:span></text:p><text:p text:style-name="P37"><text:span text:style-name="T31">limpieza_y_respaldo</text:span></text:p><draw:enhanced-geometry svg:viewBox="0 0 21600 21600" draw:type="rectangle" draw:enhanced-path="M 0 0 L 21600 0 21600 21600 0 21600 0 0 Z N"/></draw:custom-shape><draw:custom-shape text:anchor-type="paragraph" draw:z-index="118" draw:name="Forma 66" draw:style-name="gr6" draw:text-style-name="P38" svg:width="4.892cm" svg:height="2.655cm" svg:x="0.261cm" svg:y="9.837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22" draw:name="Forma 70" draw:style-name="gr6" draw:text-style-name="P38" svg:width="4.892cm" svg:height="2.655cm" svg:x="12.263cm" svg:y="17.838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23" draw:name="Forma 72" draw:style-name="gr6" draw:text-style-name="P38" svg:width="4.892cm" svg:height="2.655cm" svg:x="5.884cm" svg:y="18.103cm"><text:p text:style-name="P37"><text:span text:style-name="T31">Termina de el todo</text:span></text:p><draw:enhanced-geometry svg:viewBox="0 0 21600 21600" draw:type="rectangle" draw:enhanced-path="M 0 0 L 21600 0 21600 21600 0 21600 0 0 Z N"/></draw:custom-shape><draw:custom-shape text:anchor-type="paragraph" draw:z-index="124" draw:name="Forma 73" draw:style-name="gr6" draw:text-style-name="P38" svg:width="4.892cm" svg:height="2.655cm" svg:x="-0.06cm" svg:y="-0.226cm"><text:p text:style-name="P37"><text:span text:style-name="T31">CARGA LA FUNCION</text:span></text:p><text:p text:style-name="P37"><text:span text:style-name="T31">ejecutar_todo_corrido</text:span></text:p><draw:enhanced-geometry svg:viewBox="0 0 21600 21600" draw:type="rectangle" draw:enhanced-path="M 0 0 L 21600 0 21600 21600 0 21600 0 0 Z N"/></draw:custom-shape><draw:line text:anchor-type="paragraph" draw:z-index="126" draw:name="Línea 57" draw:style-name="gr2" draw:text-style-name="P41" svg:x1="6.169cm" svg:y1="3.12cm" svg:x2="2.895cm" svg:y2="5.833cm"><text:p/></draw:line><draw:line text:anchor-type="paragraph" draw:z-index="127" draw:name="Línea 58" draw:style-name="gr2" draw:text-style-name="P41" svg:x1="4.217cm" svg:y1="1.633cm" svg:x2="6.134cm" svg:y2="1.236cm"><text:p/></draw:line><draw:line text:anchor-type="paragraph" draw:z-index="128" draw:name="Línea 59" draw:style-name="gr2" draw:text-style-name="P41" svg:x1="4.812cm" svg:y1="5.833cm" svg:x2="7.922cm" svg:y2="5.898cm"><text:p/></draw:line><draw:line text:anchor-type="paragraph" draw:z-index="129" draw:name="Línea 60" draw:style-name="gr2" draw:text-style-name="P41" svg:x1="10.104cm" svg:y1="6.23cm" svg:x2="13.18cm" svg:y2="6.295cm"><text:p/></draw:line><draw:line text:anchor-type="paragraph" draw:z-index="130" draw:name="Línea 61" draw:style-name="gr2" draw:text-style-name="P41" svg:x1="12.716cm" svg:y1="7.983cm" svg:x2="13.18cm" svg:y2="10.43cm"><text:p/></draw:line><draw:line text:anchor-type="paragraph" draw:z-index="131" draw:name="Línea 62" draw:style-name="gr2" draw:text-style-name="P41" svg:x1="12.981cm" svg:y1="10.959cm" svg:x2="9.938cm" svg:y2="10.132cm"><text:p/></draw:line><draw:line text:anchor-type="paragraph" draw:z-index="132" draw:name="Línea 63" draw:style-name="gr2" draw:text-style-name="P41" svg:x1="6.83cm" svg:y1="11.753cm" svg:x2="4.482cm" svg:y2="11.621cm"><text:p/></draw:line><draw:line text:anchor-type="paragraph" draw:z-index="133" draw:name="Línea 64" draw:style-name="gr2" draw:text-style-name="P41" svg:x1="4.514cm" svg:y1="14.333cm" svg:x2="7.292cm" svg:y2="14.365cm"><text:p/></draw:line><draw:line text:anchor-type="paragraph" draw:z-index="134" draw:name="Línea 65" draw:style-name="gr2" draw:text-style-name="P41" svg:x1="10.368cm" svg:y1="14.3cm" svg:x2="13.146cm" svg:y2="14.432cm"><text:p/></draw:line><draw:line text:anchor-type="paragraph" draw:z-index="135" draw:name="Línea vertical 2" draw:style-name="gr2" draw:text-style-name="P41" svg:x1="12.716cm" svg:y1="15.953cm" svg:x2="12.716cm" svg:y2="18.202cm"><text:p/></draw:line><draw:line text:anchor-type="paragraph" draw:z-index="136" draw:name="Línea 66" draw:style-name="gr2" draw:text-style-name="P41" svg:x1="12.684cm" svg:y1="19.657cm" svg:x2="10.269cm" svg:y2="18.401cm"><text:p/></draw:line><draw:custom-shape text:anchor-type="paragraph" draw:z-index="138" draw:name="Forma 71" draw:style-name="gr6" draw:text-style-name="P38" svg:width="4.892cm" svg:height="2.655cm" svg:x="-0.116cm" svg:y="18.103cm"><text:p text:style-name="P37"><text:span text:style-name="T31">Vuelve al inicio</text:span></text:p><draw:enhanced-geometry svg:viewBox="0 0 21600 21600" draw:type="rectangle" draw:enhanced-path="M 0 0 L 21600 0 21600 21600 0 21600 0 0 Z N"/></draw:custom-shape><draw:line text:anchor-type="paragraph" draw:z-index="139" draw:name="Línea 67" draw:style-name="gr2" draw:text-style-name="P41" svg:x1="6.301cm" svg:y1="19.921cm" svg:x2="3.357cm" svg:y2="20.186cm"><text:p/></draw:line></text:p>
      <text:p text:style-name="P55">Opcion 0: Salir</text:p>
      <text:p text:style-name="P56"/>
      <text:p text:style-name="P59"><draw:line text:anchor-type="paragraph" draw:z-index="137" draw:name="Línea 68" draw:style-name="gr2" draw:text-style-name="P41" svg:x1="5.738cm" svg:y1="2.42cm" svg:x2="5.507cm" svg:y2="5.629cm"><text:p/></draw:line><draw:custom-shape text:anchor-type="paragraph" draw:z-index="112" draw:name="Forma 60" draw:style-name="gr6" draw:text-style-name="P38" svg:width="4.892cm" svg:height="2.655cm" svg:x="4.565cm" svg:y="4.761cm"><text:p text:style-name="P37"><text:span text:style-name="T31">Termina</text:span></text:p><draw:enhanced-geometry svg:viewBox="0 0 21600 21600" draw:type="rectangle" draw:enhanced-path="M 0 0 L 21600 0 21600 21600 0 21600 0 0 Z N"/></draw:custom-shape><draw:custom-shape text:anchor-type="paragraph" draw:z-index="111" draw:name="Forma 59" draw:style-name="gr6" draw:text-style-name="P38" svg:width="4.892cm" svg:height="2.655cm" svg:x="4.964cm" svg:y="0.362cm"><text:p text:style-name="P37"><text:span text:style-name="T31">Imprime al usuario una</text:span></text:p><text:p text:style-name="P37"><text:span text:style-name="T31">Despedida:</text:span></text:p><text:p text:style-name="P37"><text:span text:style-name="T31">“chau”</text:span></text:p><draw:enhanced-geometry svg:viewBox="0 0 21600 21600" draw:type="rectangle" draw:enhanced-path="M 0 0 L 21600 0 21600 21600 0 21600 0 0 Z N"/></draw:custom-shape></text:p>
      <text:p text:style-name="P52"/>
      <text:p text:style-name="P48"/>
      <text:p text:style-name="P60">FUENTES DE INFORMACION U APOYO</text:p>
      <text:p text:style-name="P60">PARA ESTE PROYECTO:<text:line-break/><text:line-break/>1. MI CEREBRO</text:p>
      <text:p text:style-name="P60"/>
      <text:p text:style-name="P60">2. INTERNET:</text:p>
      <text:p text:style-name="P60"><text:a xlink:type="simple" xlink:href="https://www.arsys.es/blog/comando-curl-que-es-y-como-usarlo" text:style-name="Internet_20_link" text:visited-style-name="Visited_20_Internet_20_Link"/></text:p>
      <text:p text:style-name="P60"><text:a xlink:type="simple" xlink:href="https://www.arsys.es/blog/comando-curl-que-es-y-como-usarlo" text:style-name="Internet_20_link" text:visited-style-name="Visited_20_Internet_20_Link">https://www.arsys.es/blog/comando-curl-que-es-y-como-usarlo</text:a></text:p>
      <text:p text:style-name="P60"/>
      <text:p text:style-name="P60"><text:a xlink:type="simple" xlink:href="https://www.oracle.com/latam/technical-resources/articles/linux/saternos-scripting.html" text:style-name="Internet_20_link" text:visited-style-name="Visited_20_Internet_20_Link">https://www.oracle.com/latam/technical-resources/articles/linux/saternos-scripting.html</text:a></text:p>
      <text:p text:style-name="P60"/>
      <text:p text:style-name="P6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" svg:font-family="'Droid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5:16:54.877221968</meta:creation-date>
    <dc:date>2025-10-13T18:41:02.999635867</dc:date>
    <meta:editing-duration>PT48M35S</meta:editing-duration>
    <meta:editing-cycles>5</meta:editing-cycles>
    <meta:generator>LibreOffice/25.2.6.2$Linux_X86_64 LibreOffice_project/520$Build-2</meta:generator>
    <meta:print-date>2025-10-08T18:27:53.605226403</meta:print-date>
    <meta:printed-by>Archivos PDF</meta:printed-by>
    <meta:document-statistic meta:table-count="1" meta:image-count="0" meta:object-count="0" meta:page-count="25" meta:paragraph-count="88" meta:word-count="868" meta:character-count="5036" meta:non-whitespace-character-count="4251"/>
  </office:meta>
</office:document-meta>
</file>